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33mm"/>
    </style:style>
    <style:style style:name="co3" style:family="table-column">
      <style:table-column-properties fo:break-before="auto" style:column-width="9.24mm"/>
    </style:style>
    <style:style style:name="co4" style:family="table-column">
      <style:table-column-properties fo:break-before="auto" style:column-width="8.98mm"/>
    </style:style>
    <style:style style:name="co5" style:family="table-column">
      <style:table-column-properties fo:break-before="auto" style:column-width="22.6mm"/>
    </style:style>
    <style:style style:name="co6" style:family="table-column">
      <style:table-column-properties fo:break-before="auto" style:column-width="8.71mm"/>
    </style:style>
    <style:style style:name="co7" style:family="table-column">
      <style:table-column-properties fo:break-before="auto" style:column-width="8.43mm"/>
    </style:style>
    <style:style style:name="co8" style:family="table-column">
      <style:table-column-properties fo:break-before="auto" style:column-width="9.53mm"/>
    </style:style>
    <style:style style:name="co9" style:family="table-column">
      <style:table-column-properties fo:break-before="auto" style:column-width="10.07mm"/>
    </style:style>
    <style:style style:name="co10" style:family="table-column">
      <style:table-column-properties fo:break-before="auto" style:column-width="7.88mm"/>
    </style:style>
    <style:style style:name="co11" style:family="table-column">
      <style:table-column-properties fo:break-before="auto" style:column-width="10.62mm"/>
    </style:style>
    <style:style style:name="co12" style:family="table-column">
      <style:table-column-properties fo:break-before="auto" style:column-width="7.62mm"/>
    </style:style>
    <style:style style:name="co13" style:family="table-column">
      <style:table-column-properties fo:break-before="auto" style:column-width="8.17mm"/>
    </style:style>
    <style:style style:name="co14" style:family="table-column">
      <style:table-column-properties fo:break-before="auto" style:column-width="7.34mm"/>
    </style:style>
    <style:style style:name="co15" style:family="table-column">
      <style:table-column-properties fo:break-before="auto" style:column-width="6.53mm"/>
    </style:style>
    <style:style style:name="co16" style:family="table-column">
      <style:table-column-properties fo:break-before="auto" style:column-width="6.7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>
      <style:map style:condition="cell-content()=[.$CA4]" style:apply-style-name="green" style:base-cell-address="Sheet1.B4"/>
    </style:style>
    <style:style style:name="ce3" style:family="table-cell" style:parent-style-name="Default">
      <style:map style:condition="cell-content()&gt;10" style:apply-style-name="red" style:base-cell-address="Sheet1.D44"/>
      <style:map style:condition="cell-content-is-between(2,10)" style:apply-style-name="yellow" style:base-cell-address="Sheet1.D44"/>
      <style:map style:condition="cell-content()&lt;2" style:apply-style-name="green" style:base-cell-address="Sheet1.D44"/>
    </style:style>
    <style:style style:name="ce4" style:family="table-cell" style:parent-style-name="Default">
      <style:map style:condition="cell-content()=[.$CA4]" style:apply-style-name="green" style:base-cell-address="Sheet1.B4"/>
    </style:style>
    <style:style style:name="ce5" style:family="table-cell" style:parent-style-name="Default">
      <style:map style:condition="cell-content()!=[.$C4]" style:apply-style-name="yellow" style:base-cell-address="Sheet1.H4"/>
    </style:style>
    <style:style style:name="ce6" style:family="table-cell" style:parent-style-name="Default">
      <style:table-cell-properties fo:border-bottom="none" fo:background-color="#e6e6ff" fo:border-left="none" fo:border-right="0.06pt solid #000000" fo:border-top="none"/>
    </style:style>
    <style:style style:name="ce7" style:family="table-cell" style:parent-style-name="Default">
      <style:map style:condition="cell-content()=[.$CA4]" style:apply-style-name="green" style:base-cell-address="Sheet1.CC4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4" table:number-columns-repeated="2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3" table:number-columns-repeated="2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19 components</text:p>
          </table:table-cell>
          <table:table-cell table:number-columns-repeated="2"/>
          <table:table-cell table:style-name="Default"/>
          <table:table-cell table:number-columns-repeated="11"/>
          <table:table-cell table:style-name="ce1"/>
          <table:table-cell table:number-columns-repeated="29"/>
          <table:table-cell table:style-name="ce1"/>
          <table:table-cell table:number-columns-repeated="39"/>
        </table:table-row>
        <table:table-row table:style-name="ro1">
          <table:table-cell table:style-name="ce1"/>
          <table:table-cell office:value-type="string" calcext:value-type="string">
            <text:p>nof_nodes</text:p>
          </table:table-cell>
          <table:table-cell/>
          <table:table-cell table:style-name="Default"/>
          <table:table-cell table:number-columns-repeated="11"/>
          <table:table-cell table:style-name="ce1"/>
          <table:table-cell office:value-type="string" calcext:value-type="string">
            <text:p>nof_nodes_simple_types</text:p>
          </table:table-cell>
          <table:table-cell table:number-columns-repeated="13"/>
          <table:table-cell table:style-name="ce1"/>
          <table:table-cell office:value-type="string" calcext:value-type="string">
            <text:p>no_same_component</text:p>
          </table:table-cell>
          <table:table-cell table:number-columns-repeated="13"/>
          <table:table-cell table:style-name="ce1"/>
          <table:table-cell office:value-type="string" calcext:value-type="string">
            <text:p>no_same_component (big constant)</text:p>
          </table:table-cell>
          <table:table-cell table:number-columns-repeated="13"/>
          <table:table-cell table:style-name="ce1"/>
          <table:table-cell office:value-type="string" calcext:value-type="string">
            <text:p>no_same_component (even bigger constants)</text:p>
          </table:table-cell>
          <table:table-cell table:number-columns-repeated="23"/>
        </table:table-row>
        <table:table-row table:style-name="ro1">
          <table:table-cell table:style-name="ce1" office:value-type="string" calcext:value-type="string">
            <text:p>name</text:p>
          </table:table-cell>
          <table:table-cell office:value-type="string" calcext:value-type="string">
            <text:p><text:s/>time plain (s) nof_nodes</text:p>
          </table:table-cell>
          <table:table-cell office:value-type="string" calcext:value-type="string">
            <text:p><text:s/>solution plain nof_nodes</text:p>
          </table:table-cell>
          <table:table-cell table:style-name="Default" office:value-type="string" calcext:value-type="string">
            <text:p>nof_nodes sol plain nof_nodes</text:p>
          </table:table-cell>
          <table:table-cell office:value-type="string" calcext:value-type="string">
            <text:p>nof_comp sol plain nof_nodes</text:p>
          </table:table-cell>
          <table:table-cell office:value-type="string" calcext:value-type="string">
            <text:p>nof_leaves sol plain nof_nodes</text:p>
          </table:table-cell>
          <table:table-cell office:value-type="string" calcext:value-type="string">
            <text:p><text:s/>time with blacklist (s) nof_nodes</text:p>
          </table:table-cell>
          <table:table-cell office:value-type="string" calcext:value-type="string">
            <text:p><text:s/>solution with blacklist nof_nodes</text:p>
          </table:table-cell>
          <table:table-cell office:value-type="string" calcext:value-type="string">
            <text:p>nof_nodes sol with blacklist nof_nodes</text:p>
          </table:table-cell>
          <table:table-cell office:value-type="string" calcext:value-type="string">
            <text:p>nof_comp sol with blacklist nof_nodes</text:p>
          </table:table-cell>
          <table:table-cell office:value-type="string" calcext:value-type="string">
            <text:p>nof_leaves sol with blacklist nof_nodes</text:p>
          </table:table-cell>
          <table:table-cell office:value-type="string" calcext:value-type="string">
            <text:p><text:s/>time with templates (s) nof_nodes</text:p>
          </table:table-cell>
          <table:table-cell office:value-type="string" calcext:value-type="string">
            <text:p><text:s/>solution with templates nof_nodes</text:p>
          </table:table-cell>
          <table:table-cell office:value-type="string" calcext:value-type="string">
            <text:p>nof_nodes sol templates nof_nodes</text:p>
          </table:table-cell>
          <table:table-cell office:value-type="string" calcext:value-type="string">
            <text:p>nof_comp sol templates nof_nodes</text:p>
          </table:table-cell>
          <table:table-cell table:style-name="ce1" office:value-type="string" calcext:value-type="string">
            <text:p>nof_leaves sol pemplatesltain nof_nodes</text:p>
          </table:table-cell>
          <table:table-cell office:value-type="string" calcext:value-type="string">
            <text:p><text:s/>time plain (s) nof_nodes_simple_types</text:p>
          </table:table-cell>
          <table:table-cell office:value-type="string" calcext:value-type="string">
            <text:p><text:s/>solution plain nof_nodes_simple_types</text:p>
          </table:table-cell>
          <table:table-cell office:value-type="string" calcext:value-type="string">
            <text:p>nof_nodes sol plain nof_nodes_simple_types</text:p>
          </table:table-cell>
          <table:table-cell office:value-type="string" calcext:value-type="string">
            <text:p>nof_comp sol plain nof_nodes_simple_types</text:p>
          </table:table-cell>
          <table:table-cell office:value-type="string" calcext:value-type="string">
            <text:p>nof_leaves sol plain nof_nodes_simple_types</text:p>
          </table:table-cell>
          <table:table-cell office:value-type="string" calcext:value-type="string">
            <text:p><text:s/>time with blacklist (s) nof_nodes_simple_types</text:p>
          </table:table-cell>
          <table:table-cell office:value-type="string" calcext:value-type="string">
            <text:p><text:s/>solution with blacklist nof_nodes_simple_types</text:p>
          </table:table-cell>
          <table:table-cell office:value-type="string" calcext:value-type="string">
            <text:p>nof_nodes sol blacklist nof_nodes_simple_types</text:p>
          </table:table-cell>
          <table:table-cell office:value-type="string" calcext:value-type="string">
            <text:p>nof_comp sol blacklist nof_nodes_simple_types</text:p>
          </table:table-cell>
          <table:table-cell office:value-type="string" calcext:value-type="string">
            <text:p>nof_leaves sol blacklist nof_nodes_simple_types</text:p>
          </table:table-cell>
          <table:table-cell office:value-type="string" calcext:value-type="string">
            <text:p><text:s/>time with templates (s) nof_nodes_simple_types</text:p>
          </table:table-cell>
          <table:table-cell office:value-type="string" calcext:value-type="string">
            <text:p><text:s/>solution with templates nof_nodes_simple_types</text:p>
          </table:table-cell>
          <table:table-cell office:value-type="string" calcext:value-type="string">
            <text:p>nof_nodes sol templates nof_nodes_simple_types</text:p>
          </table:table-cell>
          <table:table-cell office:value-type="string" calcext:value-type="string">
            <text:p>nof_comp sol templates nof_nodes_simple_types</text:p>
          </table:table-cell>
          <table:table-cell table:style-name="ce1" office:value-type="string" calcext:value-type="string">
            <text:p>nof_leaves sol templates nof_nodes_simple_types</text:p>
          </table:table-cell>
          <table:table-cell office:value-type="string" calcext:value-type="string">
            <text:p><text:s/>time plain (s) no_same_component</text:p>
          </table:table-cell>
          <table:table-cell office:value-type="string" calcext:value-type="string">
            <text:p><text:s/>solution plain no_same_component</text:p>
          </table:table-cell>
          <table:table-cell office:value-type="string" calcext:value-type="string">
            <text:p>nof_nodes sol plain no_same_component</text:p>
          </table:table-cell>
          <table:table-cell office:value-type="string" calcext:value-type="string">
            <text:p>nof_comp sol plainno_same_component</text:p>
          </table:table-cell>
          <table:table-cell office:value-type="string" calcext:value-type="string">
            <text:p>nof_leaves sol plain no_same_component</text:p>
          </table:table-cell>
          <table:table-cell office:value-type="string" calcext:value-type="string">
            <text:p><text:s/>time with blacklist (s) no_same_component</text:p>
          </table:table-cell>
          <table:table-cell office:value-type="string" calcext:value-type="string">
            <text:p><text:s/>solution with blacklist no_same_component</text:p>
          </table:table-cell>
          <table:table-cell office:value-type="string" calcext:value-type="string">
            <text:p>nof_nodes sol blacklist no_same_component</text:p>
          </table:table-cell>
          <table:table-cell office:value-type="string" calcext:value-type="string">
            <text:p>nof_comp sol blacklist <text:s/>no_same_component</text:p>
          </table:table-cell>
          <table:table-cell office:value-type="string" calcext:value-type="string">
            <text:p>nof_leaves sol blacklist <text:s/>no_same_component</text:p>
          </table:table-cell>
          <table:table-cell office:value-type="string" calcext:value-type="string">
            <text:p><text:s/>time with templates (s) no_same_component</text:p>
          </table:table-cell>
          <table:table-cell office:value-type="string" calcext:value-type="string">
            <text:p><text:s/>solution with templates no_same_component</text:p>
          </table:table-cell>
          <table:table-cell office:value-type="string" calcext:value-type="string">
            <text:p>nof_nodes sol template no_same_component</text:p>
          </table:table-cell>
          <table:table-cell office:value-type="string" calcext:value-type="string">
            <text:p>nof_comp sol template no_same_component</text:p>
          </table:table-cell>
          <table:table-cell table:style-name="ce1" office:value-type="string" calcext:value-type="string">
            <text:p>nof_leaves sol template no_same_component</text:p>
          </table:table-cell>
          <table:table-cell office:value-type="string" calcext:value-type="string">
            <text:p><text:s/>time plain (s) no_same_component (big constant)</text:p>
          </table:table-cell>
          <table:table-cell office:value-type="string" calcext:value-type="string">
            <text:p><text:s/>solution plain no_same_component (big constant)</text:p>
          </table:table-cell>
          <table:table-cell office:value-type="string" calcext:value-type="string">
            <text:p>nof_nodes sol plain no_same_component (big constant)</text:p>
          </table:table-cell>
          <table:table-cell office:value-type="string" calcext:value-type="string">
            <text:p>nof_comp sol plain no_same_component (big constant)</text:p>
          </table:table-cell>
          <table:table-cell office:value-type="string" calcext:value-type="string">
            <text:p>nof_leaves sol plain no_same_component (big constant)</text:p>
          </table:table-cell>
          <table:table-cell office:value-type="string" calcext:value-type="string">
            <text:p><text:s/>time with blacklist (s) no_same_component (big constant)</text:p>
          </table:table-cell>
          <table:table-cell office:value-type="string" calcext:value-type="string">
            <text:p><text:s/>solution with blacklist no_same_component (big constant)</text:p>
          </table:table-cell>
          <table:table-cell office:value-type="string" calcext:value-type="string">
            <text:p>nof_nodes sol placklistlabin no_same_component (big constant)</text:p>
          </table:table-cell>
          <table:table-cell office:value-type="string" calcext:value-type="string">
            <text:p>nof_comp sol blacklist no_same_component (big constant)</text:p>
          </table:table-cell>
          <table:table-cell office:value-type="string" calcext:value-type="string">
            <text:p>nof_leaves sol blacklist no_same_component (big constant)</text:p>
          </table:table-cell>
          <table:table-cell office:value-type="string" calcext:value-type="string">
            <text:p><text:s/>time with templates (s) no_same_component (big constant)</text:p>
          </table:table-cell>
          <table:table-cell office:value-type="string" calcext:value-type="string">
            <text:p><text:s/>solution with templates no_same_component (big constant)</text:p>
          </table:table-cell>
          <table:table-cell office:value-type="string" calcext:value-type="string">
            <text:p>nof_nodes sol template no_same_component (big constant)</text:p>
          </table:table-cell>
          <table:table-cell office:value-type="string" calcext:value-type="string">
            <text:p>nof_comp sol template no_same_component (big constant)</text:p>
          </table:table-cell>
          <table:table-cell table:style-name="ce1" office:value-type="string" calcext:value-type="string">
            <text:p>nof_leaves sol template no_same_component (big constant)</text:p>
          </table:table-cell>
          <table:table-cell office:value-type="string" calcext:value-type="string">
            <text:p><text:s/>time plain (s) no_same_component (even bigger constants)</text:p>
          </table:table-cell>
          <table:table-cell office:value-type="string" calcext:value-type="string">
            <text:p><text:s/>solution plain no_same_component (even bigger constants)</text:p>
          </table:table-cell>
          <table:table-cell office:value-type="string" calcext:value-type="string">
            <text:p>nof_nodes sol plain no_same_component (even bigger constants)</text:p>
          </table:table-cell>
          <table:table-cell office:value-type="string" calcext:value-type="string">
            <text:p>nof_comp sol plain no_same_component (even bigger constants)</text:p>
          </table:table-cell>
          <table:table-cell office:value-type="string" calcext:value-type="string">
            <text:p>nof_leaves sol plain no_same_component (even bigger constants)</text:p>
          </table:table-cell>
          <table:table-cell office:value-type="string" calcext:value-type="string">
            <text:p><text:s/>time with blacklist (s) no_same_component (even bigger constants)</text:p>
          </table:table-cell>
          <table:table-cell office:value-type="string" calcext:value-type="string">
            <text:p><text:s/>solution with blacklist no_same_component (even bigger constants)</text:p>
          </table:table-cell>
          <table:table-cell office:value-type="string" calcext:value-type="string">
            <text:p>nof_nodes sol blacklist no_same_component (even bigger constants)</text:p>
          </table:table-cell>
          <table:table-cell office:value-type="string" calcext:value-type="string">
            <text:p>nof_comp sol blacklist no_same_component (even bigger constants)</text:p>
          </table:table-cell>
          <table:table-cell office:value-type="string" calcext:value-type="string">
            <text:p>nof_leaves sol plablacklistin no_same_component (even bigger constants)</text:p>
          </table:table-cell>
          <table:table-cell office:value-type="string" calcext:value-type="string">
            <text:p><text:s/>time with templates (s) no_same_component (even bigger constants)</text:p>
          </table:table-cell>
          <table:table-cell office:value-type="string" calcext:value-type="string">
            <text:p><text:s/>solution with templates no_same_component (even bigger constants)</text:p>
          </table:table-cell>
          <table:table-cell office:value-type="string" calcext:value-type="string">
            <text:p>nof_nodes sol templateltpemplateain no_same_component (even bigger constants)</text:p>
          </table:table-cell>
          <table:table-cell office:value-type="string" calcext:value-type="string">
            <text:p>nof_comp sol template no_same_component (even bigger constants)</text:p>
          </table:table-cell>
          <table:table-cell office:value-type="string" calcext:value-type="string">
            <text:p>nof_leaves sol template no_same_component (even bigger constants)</text:p>
          </table:table-cell>
          <table:table-cell office:value-type="string" calcext:value-type="string">
            <text:p><text:s/>nof components</text:p>
          </table:table-cell>
          <table:table-cell table:number-columns-repeated="2"/>
          <table:table-cell table:style-name="ce1" office:value-type="string" calcext:value-type="string">
            <text:p>name</text:p>
          </table:table-cell>
          <table:table-cell office:value-type="string" calcext:value-type="string">
            <text:p>nof_nodes_sol</text:p>
          </table:table-cell>
          <table:table-cell office:value-type="string" calcext:value-type="string">
            <text:p>nof_examples</text:p>
          </table:table-cell>
          <table:table-cell office:value-type="string" calcext:value-type="string">
            <text:p>nof_sol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ppend</text:p>
          </table:table-cell>
          <table:table-cell table:style-name="ce2" office:value-type="float" office:value="0.060663" calcext:value-type="float">
            <text:p>0,060663</text:p>
          </table:table-cell>
          <table:table-cell table:style-name="ce2" office:value-type="string" calcext:value-type="string">
            <text:p>foldr &amp;0 (List &amp;0) (con &amp;0) _1 _0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32428" calcext:value-type="float">
            <text:p>0,032428</text:p>
          </table:table-cell>
          <table:table-cell table:style-name="ce4" office:value-type="string" calcext:value-type="string">
            <text:p>foldr &amp;0 (List &amp;0) (con &amp;0) _1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945811" calcext:value-type="float">
            <text:p>0,945811</text:p>
          </table:table-cell>
          <table:table-cell table:style-name="ce4" office:value-type="string" calcext:value-type="string">
            <text:p>foldr &amp;0 (List &amp;0) (con &amp;0) _1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29756" calcext:value-type="float">
            <text:p>0,029756</text:p>
          </table:table-cell>
          <table:table-cell table:style-name="ce4" office:value-type="string" calcext:value-type="string">
            <text:p>foldr &amp;0 (List &amp;0) (con &amp;0) _1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24704" calcext:value-type="float">
            <text:p>0,024704</text:p>
          </table:table-cell>
          <table:table-cell table:style-name="ce4" office:value-type="string" calcext:value-type="string">
            <text:p>foldr &amp;0 (List &amp;0) (con &amp;0) _1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757254" calcext:value-type="float">
            <text:p>0,757254</text:p>
          </table:table-cell>
          <table:table-cell table:style-name="ce4" office:value-type="string" calcext:value-type="string">
            <text:p>foldr &amp;0 (List &amp;0) (con &amp;0) _1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21925" calcext:value-type="float">
            <text:p>0,021925</text:p>
          </table:table-cell>
          <table:table-cell table:style-name="ce4" office:value-type="string" calcext:value-type="string">
            <text:p>foldr &amp;0 (List &amp;0) (con &amp;0) _1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2078" calcext:value-type="float">
            <text:p>0,02078</text:p>
          </table:table-cell>
          <table:table-cell table:style-name="ce4" office:value-type="string" calcext:value-type="string">
            <text:p>foldr &amp;0 (List &amp;0) (con &amp;0) _1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935925" calcext:value-type="float">
            <text:p>0,935925</text:p>
          </table:table-cell>
          <table:table-cell table:style-name="ce4" office:value-type="string" calcext:value-type="string">
            <text:p>foldr &amp;0 (List &amp;0) (con &amp;0) _1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31403" calcext:value-type="float">
            <text:p>0,031403</text:p>
          </table:table-cell>
          <table:table-cell table:style-name="ce4" office:value-type="string" calcext:value-type="string">
            <text:p>foldr &amp;0 (List &amp;0) (con &amp;0) _1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41258" calcext:value-type="float">
            <text:p>0,041258</text:p>
          </table:table-cell>
          <table:table-cell table:style-name="ce4" office:value-type="string" calcext:value-type="string">
            <text:p>foldr &amp;0 (List &amp;0) (con &amp;0) _1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984004" calcext:value-type="float">
            <text:p>0,984004</text:p>
          </table:table-cell>
          <table:table-cell table:style-name="ce4" office:value-type="string" calcext:value-type="string">
            <text:p>foldr &amp;0 (List &amp;0) (con &amp;0) _1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27869" calcext:value-type="float">
            <text:p>0,027869</text:p>
          </table:table-cell>
          <table:table-cell table:style-name="ce4" office:value-type="string" calcext:value-type="string">
            <text:p>foldr &amp;0 (List &amp;0) (con &amp;0) _1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30546" calcext:value-type="float">
            <text:p>0,030546</text:p>
          </table:table-cell>
          <table:table-cell table:style-name="ce4" office:value-type="string" calcext:value-type="string">
            <text:p>foldr &amp;0 (List &amp;0) (con &amp;0) _1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.081863" calcext:value-type="float">
            <text:p>1,081863</text:p>
          </table:table-cell>
          <table:table-cell table:style-name="ce5" office:value-type="string" calcext:value-type="string">
            <text:p>foldr &amp;0 (List &amp;0) (con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/>
          <table:table-cell table:formula="of:=MIN([.B4];[.G4];[.L4];[.Q4];[.V4];[.AA4];[.AF4];[.AK4];[.AP4];[.AU4];[.AZ4];[.BE4];[.BJ4];[.BO4];[.BT4])" office:value-type="float" office:value="0.02078" calcext:value-type="float">
            <text:p>0,02078</text:p>
          </table:table-cell>
          <table:table-cell table:style-name="ce6" office:value-type="string" calcext:value-type="string">
            <text:p>append</text:p>
          </table:table-cell>
          <table:table-cell table:style-name="ce7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AVERAGE([.CA4:.CA7];[.CA13:.CA15];[.CA20:.CA25])" office:value-type="float" office:value="0.337640538461538" calcext:value-type="float">
            <text:p>0,3376405385</text:p>
          </table:table-cell>
          <table:table-cell table:formula="of:=AVERAGE([.CC4:.CC7];[.CC13:.CC15];[.CC20:.CC25])" office:value-type="float" office:value="8.53846153846154" calcext:value-type="float">
            <text:p>8,5384615385</text:p>
          </table:table-cell>
        </table:table-row>
        <table:table-row table:style-name="ro1">
          <table:table-cell table:style-name="ce1" office:value-type="string" calcext:value-type="string">
            <text:p>concat</text:p>
          </table:table-cell>
          <table:table-cell table:style-name="ce2" office:value-type="float" office:value="0.061636" calcext:value-type="float">
            <text:p>0,061636</text:p>
          </table:table-cell>
          <table:table-cell table:style-name="ce2" office:value-type="string" calcext:value-type="string">
            <text:p>foldl (List &amp;0) (List &amp;0) (append &amp;0) (nil &amp;0) _0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27036" calcext:value-type="float">
            <text:p>0,027036</text:p>
          </table:table-cell>
          <table:table-cell table:style-name="ce4" office:value-type="string" calcext:value-type="string">
            <text:p>foldl (List &amp;0) (List &amp;0) (append &amp;0) (nil &amp;0)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817539" calcext:value-type="float">
            <text:p>0,817539</text:p>
          </table:table-cell>
          <table:table-cell table:style-name="ce4" office:value-type="string" calcext:value-type="string">
            <text:p>foldl (List &amp;0) (List &amp;0) (append &amp;0) (nil &amp;0)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29272" calcext:value-type="float">
            <text:p>0,029272</text:p>
          </table:table-cell>
          <table:table-cell table:style-name="ce4" office:value-type="string" calcext:value-type="string">
            <text:p>foldr (List &amp;0) (List &amp;0) (append &amp;0) (nil &amp;0)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27483" calcext:value-type="float">
            <text:p>0,027483</text:p>
          </table:table-cell>
          <table:table-cell table:style-name="ce4" office:value-type="string" calcext:value-type="string">
            <text:p>foldl (List &amp;0) (List &amp;0) (append &amp;0) (nil &amp;0)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726535" calcext:value-type="float">
            <text:p>0,726535</text:p>
          </table:table-cell>
          <table:table-cell table:style-name="ce4" office:value-type="string" calcext:value-type="string">
            <text:p>foldl (List &amp;0) (List &amp;0) (append &amp;0) (nil &amp;0)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67102" calcext:value-type="float">
            <text:p>0,067102</text:p>
          </table:table-cell>
          <table:table-cell table:style-name="ce4" office:value-type="string" calcext:value-type="string">
            <text:p>foldl (List &amp;0) (List &amp;0) (append &amp;0) (nil &amp;0)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58098" calcext:value-type="float">
            <text:p>0,058098</text:p>
          </table:table-cell>
          <table:table-cell table:style-name="ce4" office:value-type="string" calcext:value-type="string">
            <text:p>foldl (List &amp;0) (List &amp;0) (append &amp;0) (nil &amp;0)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557553" calcext:value-type="float">
            <text:p>0,557553</text:p>
          </table:table-cell>
          <table:table-cell table:style-name="ce4" office:value-type="string" calcext:value-type="string">
            <text:p>foldl (List &amp;0) (List &amp;0) (append &amp;0) (nil &amp;0)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1551" calcext:value-type="float">
            <text:p>0,1551</text:p>
          </table:table-cell>
          <table:table-cell table:style-name="ce4" office:value-type="string" calcext:value-type="string">
            <text:p>foldr (List &amp;0) (List &amp;0) (append &amp;0) (nil &amp;0)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195074" calcext:value-type="float">
            <text:p>0,195074</text:p>
          </table:table-cell>
          <table:table-cell table:style-name="ce4" office:value-type="string" calcext:value-type="string">
            <text:p>foldl (List &amp;0) (List &amp;0) (append &amp;0) (nil &amp;0)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995802" calcext:value-type="float">
            <text:p>0,995802</text:p>
          </table:table-cell>
          <table:table-cell table:style-name="ce4" office:value-type="string" calcext:value-type="string">
            <text:p>foldl (List &amp;0) (List &amp;0) (append &amp;0) (nil &amp;0)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105907" calcext:value-type="float">
            <text:p>0,105907</text:p>
          </table:table-cell>
          <table:table-cell table:style-name="ce4" office:value-type="string" calcext:value-type="string">
            <text:p>foldl (List &amp;0) (List &amp;0) (append &amp;0) (nil &amp;0)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105522" calcext:value-type="float">
            <text:p>0,105522</text:p>
          </table:table-cell>
          <table:table-cell table:style-name="ce4" office:value-type="string" calcext:value-type="string">
            <text:p>foldr (List &amp;0) (List &amp;0) (append &amp;0) (nil &amp;0)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.111968" calcext:value-type="float">
            <text:p>1,111968</text:p>
          </table:table-cell>
          <table:table-cell table:style-name="ce5" office:value-type="string" calcext:value-type="string">
            <text:p>foldr (List &amp;0) (List &amp;0) (append &amp;0) (nil &amp;0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5];[.G5];[.L5];[.Q5];[.V5];[.AA5];[.AF5];[.AK5];[.AP5];[.AU5];[.AZ5];[.BE5];[.BJ5];[.BO5];[.BT5])" office:value-type="float" office:value="0.027036" calcext:value-type="float">
            <text:p>0,027036</text:p>
          </table:table-cell>
          <table:table-cell table:style-name="ce6" office:value-type="string" calcext:value-type="string">
            <text:p>concat</text:p>
          </table:table-cell>
          <table:table-cell table:style-name="ce7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table:formula="of:=AVERAGE([.CA8];[.CA16:.CA19];[.CA26];[.CA10:.CA12])" office:value-type="float" office:value="0.232065111111111" calcext:value-type="float">
            <text:p>0,2320651111</text:p>
          </table:table-cell>
          <table:table-cell table:formula="of:=AVERAGE([.CC8];[.CC16:.CC19];[.CC26];[.CC10:.CC12])" office:value-type="float" office:value="7.44444444444444" calcext:value-type="float">
            <text:p>7,4444444444</text:p>
          </table:table-cell>
        </table:table-row>
        <table:table-row table:style-name="ro1">
          <table:table-cell table:style-name="ce1" office:value-type="string" calcext:value-type="string">
            <text:p>drop</text:p>
          </table:table-cell>
          <table:table-cell table:style-name="ce2" office:value-type="float" office:value="0.029573" calcext:value-type="float">
            <text:p>0,029573</text:p>
          </table:table-cell>
          <table:table-cell table:style-name="ce2" office:value-type="string" calcext:value-type="string">
            <text:p>b_foldNat (List &amp;0) (tail &amp;0) _1 _0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32846" calcext:value-type="float">
            <text:p>0,032846</text:p>
          </table:table-cell>
          <table:table-cell table:style-name="ce4" office:value-type="string" calcext:value-type="string">
            <text:p>b_foldNat (List &amp;0) (tail &amp;0) _1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104048" calcext:value-type="float">
            <text:p>0,104048</text:p>
          </table:table-cell>
          <table:table-cell table:style-name="ce4" office:value-type="string" calcext:value-type="string">
            <text:p>b_foldNat (List &amp;0) (tail &amp;0) _1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19182" calcext:value-type="float">
            <text:p>0,019182</text:p>
          </table:table-cell>
          <table:table-cell table:style-name="ce4" office:value-type="string" calcext:value-type="string">
            <text:p>b_foldNat (List &amp;0) (tail &amp;0) _1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30015" calcext:value-type="float">
            <text:p>0,030015</text:p>
          </table:table-cell>
          <table:table-cell table:style-name="ce4" office:value-type="string" calcext:value-type="string">
            <text:p>b_foldNat (List &amp;0) (tail &amp;0) _1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164817" calcext:value-type="float">
            <text:p>0,164817</text:p>
          </table:table-cell>
          <table:table-cell table:style-name="ce4" office:value-type="string" calcext:value-type="string">
            <text:p>b_foldNat (List &amp;0) (tail &amp;0) _1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22027" calcext:value-type="float">
            <text:p>0,022027</text:p>
          </table:table-cell>
          <table:table-cell table:style-name="ce4" office:value-type="string" calcext:value-type="string">
            <text:p>b_foldNat (List &amp;0) (tail &amp;0) _1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2649" calcext:value-type="float">
            <text:p>0,02649</text:p>
          </table:table-cell>
          <table:table-cell table:style-name="ce4" office:value-type="string" calcext:value-type="string">
            <text:p>b_foldNat (List &amp;0) (tail &amp;0) _1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87204" calcext:value-type="float">
            <text:p>0,087204</text:p>
          </table:table-cell>
          <table:table-cell table:style-name="ce4" office:value-type="string" calcext:value-type="string">
            <text:p>b_foldNat (List &amp;0) (tail &amp;0) _1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20795" calcext:value-type="float">
            <text:p>0,020795</text:p>
          </table:table-cell>
          <table:table-cell table:style-name="ce4" office:value-type="string" calcext:value-type="string">
            <text:p>b_foldNat (List &amp;0) (tail &amp;0) _1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23971" calcext:value-type="float">
            <text:p>0,023971</text:p>
          </table:table-cell>
          <table:table-cell table:style-name="ce4" office:value-type="string" calcext:value-type="string">
            <text:p>b_foldNat (List &amp;0) (tail &amp;0) _1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182778" calcext:value-type="float">
            <text:p>0,182778</text:p>
          </table:table-cell>
          <table:table-cell table:style-name="ce4" office:value-type="string" calcext:value-type="string">
            <text:p>b_foldNat (List &amp;0) (tail &amp;0) _1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18756" calcext:value-type="float">
            <text:p>0,018756</text:p>
          </table:table-cell>
          <table:table-cell table:style-name="ce4" office:value-type="string" calcext:value-type="string">
            <text:p>b_foldNat (List &amp;0) (tail &amp;0) _1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22183" calcext:value-type="float">
            <text:p>0,022183</text:p>
          </table:table-cell>
          <table:table-cell table:style-name="ce4" office:value-type="string" calcext:value-type="string">
            <text:p>b_foldNat (List &amp;0) (tail &amp;0) _1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176652" calcext:value-type="float">
            <text:p>0,176652</text:p>
          </table:table-cell>
          <table:table-cell table:style-name="ce5" office:value-type="string" calcext:value-type="string">
            <text:p>b_foldNat (List &amp;0) (tail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/>
          <table:table-cell table:formula="of:=MIN([.B6];[.G6];[.L6];[.Q6];[.V6];[.AA6];[.AF6];[.AK6];[.AP6];[.AU6];[.AZ6];[.BE6];[.BJ6];[.BO6];[.BT6])" office:value-type="float" office:value="0.018756" calcext:value-type="float">
            <text:p>0,018756</text:p>
          </table:table-cell>
          <table:table-cell table:style-name="ce6" office:value-type="string" calcext:value-type="string">
            <text:p>drop</text:p>
          </table:table-cell>
          <table:table-cell table:style-name="ce7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roplast</text:p>
          </table:table-cell>
          <table:table-cell table:style-name="ce2" office:value-type="float" office:value="0.04608" calcext:value-type="float">
            <text:p>0,04608</text:p>
          </table:table-cell>
          <table:table-cell table:style-name="ce2" office:value-type="string" calcext:value-type="string">
            <text:p>reverse &amp;0 (tail &amp;0 (reverse &amp;0 _0))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24235" calcext:value-type="float">
            <text:p>0,024235</text:p>
          </table:table-cell>
          <table:table-cell table:style-name="ce4" office:value-type="string" calcext:value-type="string">
            <text:p>reverse &amp;0 (tail &amp;0 (reverse &amp;0 _0))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280804" calcext:value-type="float">
            <text:p>0,280804</text:p>
          </table:table-cell>
          <table:table-cell table:style-name="ce4" office:value-type="string" calcext:value-type="string">
            <text:p>reverse &amp;0 (tail &amp;0 (reverse &amp;0 _0))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232" calcext:value-type="float">
            <text:p>0,0232</text:p>
          </table:table-cell>
          <table:table-cell table:style-name="ce4" office:value-type="string" calcext:value-type="string">
            <text:p>reverse &amp;0 (tail &amp;0 (reverse &amp;0 _0))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17865" calcext:value-type="float">
            <text:p>0,017865</text:p>
          </table:table-cell>
          <table:table-cell table:style-name="ce4" office:value-type="string" calcext:value-type="string">
            <text:p>reverse &amp;0 (tail &amp;0 (reverse &amp;0 _0))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525071" calcext:value-type="float">
            <text:p>0,525071</text:p>
          </table:table-cell>
          <table:table-cell table:style-name="ce4" office:value-type="string" calcext:value-type="string">
            <text:p>reverse &amp;0 (tail &amp;0 (reverse &amp;0 _0))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70502" calcext:value-type="float">
            <text:p>0,070502</text:p>
          </table:table-cell>
          <table:table-cell table:style-name="ce4" office:value-type="string" calcext:value-type="string">
            <text:p>reverse &amp;0 (tail &amp;0 (reverse &amp;0 _0))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64836" calcext:value-type="float">
            <text:p>0,064836</text:p>
          </table:table-cell>
          <table:table-cell table:style-name="ce4" office:value-type="string" calcext:value-type="string">
            <text:p>reverse &amp;0 (tail &amp;0 (reverse &amp;0 _0))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3.8805" calcext:value-type="float">
            <text:p>83,8805</text:p>
          </table:table-cell>
          <table:table-cell table:style-name="ce4" office:value-type="string" calcext:value-type="string">
            <text:p>Not found</text:p>
          </table:table-cell>
          <table:table-cell table:style-name="ce2" table:number-columns-repeated="3"/>
          <table:table-cell table:style-name="ce2" office:value-type="float" office:value="0.0537" calcext:value-type="float">
            <text:p>0,0537</text:p>
          </table:table-cell>
          <table:table-cell table:style-name="ce4" office:value-type="string" calcext:value-type="string">
            <text:p>reverse &amp;0 (tail &amp;0 (reverse &amp;0 _0))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57033" calcext:value-type="float">
            <text:p>0,057033</text:p>
          </table:table-cell>
          <table:table-cell table:style-name="ce4" office:value-type="string" calcext:value-type="string">
            <text:p>reverse &amp;0 (tail &amp;0 (reverse &amp;0 _0))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3.22727" calcext:value-type="float">
            <text:p>83,22727</text:p>
          </table:table-cell>
          <table:table-cell table:style-name="ce4" office:value-type="string" calcext:value-type="string">
            <text:p>Not found</text:p>
          </table:table-cell>
          <table:table-cell table:style-name="ce2" table:number-columns-repeated="3"/>
          <table:table-cell table:style-name="ce2" office:value-type="float" office:value="0.038447" calcext:value-type="float">
            <text:p>0,038447</text:p>
          </table:table-cell>
          <table:table-cell table:style-name="ce4" office:value-type="string" calcext:value-type="string">
            <text:p>reverse &amp;0 (tail &amp;0 (reverse &amp;0 _0))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39519" calcext:value-type="float">
            <text:p>0,039519</text:p>
          </table:table-cell>
          <table:table-cell table:style-name="ce4" office:value-type="string" calcext:value-type="string">
            <text:p>reverse &amp;0 (tail &amp;0 (reverse &amp;0 _0))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3.384141" calcext:value-type="float">
            <text:p>83,384141</text:p>
          </table:table-cell>
          <table:table-cell table:style-name="ce5" office:value-type="string" calcext:value-type="string">
            <text:p>Not found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table:formula="of:=MIN([.B7];[.G7];[.L7];[.Q7];[.V7];[.AA7];[.AF7];[.AK7];[.AP7];[.AU7];[.AZ7];[.BE7];[.BJ7];[.BO7];[.BT7])" office:value-type="float" office:value="0.017865" calcext:value-type="float">
            <text:p>0,017865</text:p>
          </table:table-cell>
          <table:table-cell table:style-name="ce6" office:value-type="string" calcext:value-type="string">
            <text:p>droplast</text:p>
          </table:table-cell>
          <table:table-cell table:style-name="ce7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ropmax</text:p>
          </table:table-cell>
          <table:table-cell table:style-name="ce2" office:value-type="float" office:value="0.196164" calcext:value-type="float">
            <text:p>0,196164</text:p>
          </table:table-cell>
          <table:table-cell table:style-name="ce2" office:value-type="string" calcext:value-type="string">
            <text:p>filter Int (b_neq (maximum _0)) _0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084318" calcext:value-type="float">
            <text:p>0,084318</text:p>
          </table:table-cell>
          <table:table-cell table:style-name="ce4" office:value-type="string" calcext:value-type="string">
            <text:p>filter Int (b_neq (maximum _0)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.53722" calcext:value-type="float">
            <text:p>2,53722</text:p>
          </table:table-cell>
          <table:table-cell table:style-name="ce4" office:value-type="string" calcext:value-type="string">
            <text:p>filter Int (b_neq (maximum _0)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115739" calcext:value-type="float">
            <text:p>0,115739</text:p>
          </table:table-cell>
          <table:table-cell table:style-name="ce4" office:value-type="string" calcext:value-type="string">
            <text:p>filter Int (b_neq (maximum _0)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06939" calcext:value-type="float">
            <text:p>0,06939</text:p>
          </table:table-cell>
          <table:table-cell table:style-name="ce4" office:value-type="string" calcext:value-type="string">
            <text:p>filter Int (b_neq (maximum _0)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.927705" calcext:value-type="float">
            <text:p>2,927705</text:p>
          </table:table-cell>
          <table:table-cell table:style-name="ce4" office:value-type="string" calcext:value-type="string">
            <text:p>filter Int (b_neq (maximum _0)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043705" calcext:value-type="float">
            <text:p>0,043705</text:p>
          </table:table-cell>
          <table:table-cell table:style-name="ce4" office:value-type="string" calcext:value-type="string">
            <text:p>filter Int (b_neq (maximum _0)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052244" calcext:value-type="float">
            <text:p>0,052244</text:p>
          </table:table-cell>
          <table:table-cell table:style-name="ce4" office:value-type="string" calcext:value-type="string">
            <text:p>filter Int (b_neq (maximum _0)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142433" calcext:value-type="float">
            <text:p>0,142433</text:p>
          </table:table-cell>
          <table:table-cell table:style-name="ce4" office:value-type="string" calcext:value-type="string">
            <text:p>filter Int (b_neq (maximum _0)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042456" calcext:value-type="float">
            <text:p>0,042456</text:p>
          </table:table-cell>
          <table:table-cell table:style-name="ce4" office:value-type="string" calcext:value-type="string">
            <text:p>filter Int (b_neq (maximum _0)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044441" calcext:value-type="float">
            <text:p>0,044441</text:p>
          </table:table-cell>
          <table:table-cell table:style-name="ce4" office:value-type="string" calcext:value-type="string">
            <text:p>filter Int (b_neq (maximum _0)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290062" calcext:value-type="float">
            <text:p>0,290062</text:p>
          </table:table-cell>
          <table:table-cell table:style-name="ce4" office:value-type="string" calcext:value-type="string">
            <text:p>filter Int (b_neq (maximum _0)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042041" calcext:value-type="float">
            <text:p>0,042041</text:p>
          </table:table-cell>
          <table:table-cell table:style-name="ce4" office:value-type="string" calcext:value-type="string">
            <text:p>filter Int (b_neq (maximum _0)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041823" calcext:value-type="float">
            <text:p>0,041823</text:p>
          </table:table-cell>
          <table:table-cell table:style-name="ce4" office:value-type="string" calcext:value-type="string">
            <text:p>filter Int (b_neq (maximum _0)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293102" calcext:value-type="float">
            <text:p>0,293102</text:p>
          </table:table-cell>
          <table:table-cell table:style-name="ce5" office:value-type="string" calcext:value-type="string">
            <text:p>filter Int (b_neq (maximum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8];[.G8];[.L8];[.Q8];[.V8];[.AA8];[.AF8];[.AK8];[.AP8];[.AU8];[.AZ8];[.BE8];[.BJ8];[.BO8];[.BT8])" office:value-type="float" office:value="0.041823" calcext:value-type="float">
            <text:p>0,041823</text:p>
          </table:table-cell>
          <table:table-cell table:style-name="ce1" office:value-type="string" calcext:value-type="string">
            <text:p>dropmax</text:p>
          </table:table-cell>
          <table:table-cell table:style-name="ce7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numFromTo</text:p>
          </table:table-cell>
          <table:table-cell table:style-name="ce2" office:value-type="float" office:value="18.383183" calcext:value-type="float">
            <text:p>18,383183</text:p>
          </table:table-cell>
          <table:table-cell table:style-name="ce2" office:value-type="string" calcext:value-type="string">
            <text:p>b_foldNat (List Int) (tail Int) (con Int _0 (enumTo _1)) _0</text:p>
          </table:table-cell>
          <table:table-cell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.265794" calcext:value-type="float">
            <text:p>6,265794</text:p>
          </table:table-cell>
          <table:table-cell table:style-name="ce4" office:value-type="string" calcext:value-type="string">
            <text:p>con Int _0 (b_foldNat (List Int) (tail Int) (enumTo _1) _0)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5.570602" calcext:value-type="float">
            <text:p>45,570602</text:p>
          </table:table-cell>
          <table:table-cell table:style-name="ce4" office:value-type="string" calcext:value-type="string">
            <text:p>Not found</text:p>
          </table:table-cell>
          <table:table-cell table:style-name="ce2" table:number-columns-repeated="3"/>
          <table:table-cell table:style-name="ce2" office:value-type="float" office:value="9.592995" calcext:value-type="float">
            <text:p>9,592995</text:p>
          </table:table-cell>
          <table:table-cell table:style-name="ce4" office:value-type="string" calcext:value-type="string">
            <text:p>con Int _0 (b_foldNat (List Int) (tail Int) (enumTo _1) _0)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.185943" calcext:value-type="float">
            <text:p>8,185943</text:p>
          </table:table-cell>
          <table:table-cell table:style-name="ce4" office:value-type="string" calcext:value-type="string">
            <text:p>con Int _0 (b_foldNat (List Int) (tail Int) (enumTo _1) _0)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4.847823" calcext:value-type="float">
            <text:p>54,847823</text:p>
          </table:table-cell>
          <table:table-cell table:style-name="ce4" office:value-type="string" calcext:value-type="string">
            <text:p>Not found</text:p>
          </table:table-cell>
          <table:table-cell table:style-name="ce2" table:number-columns-repeated="3"/>
          <table:table-cell table:style-name="ce2" office:value-type="float" office:value="10.307361" calcext:value-type="float">
            <text:p>10,307361</text:p>
          </table:table-cell>
          <table:table-cell table:style-name="ce4" office:value-type="string" calcext:value-type="string">
            <text:p>con Int _0 (b_foldNat (List Int) (tail Int) (enumTo _1) _0)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.133649" calcext:value-type="float">
            <text:p>10,133649</text:p>
          </table:table-cell>
          <table:table-cell table:style-name="ce4" office:value-type="string" calcext:value-type="string">
            <text:p>b_foldNat (List Int) (tail Int) (con Int _0 (enumTo _1)) _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0.512267" calcext:value-type="float">
            <text:p>60,512267</text:p>
          </table:table-cell>
          <table:table-cell table:style-name="ce4" office:value-type="string" calcext:value-type="string">
            <text:p>Not found</text:p>
          </table:table-cell>
          <table:table-cell table:style-name="ce2" table:number-columns-repeated="3"/>
          <table:table-cell table:style-name="ce2" office:value-type="float" office:value="29.383193" calcext:value-type="float">
            <text:p>29,383193</text:p>
          </table:table-cell>
          <table:table-cell table:style-name="ce4" office:value-type="string" calcext:value-type="string">
            <text:p>b_foldNat (List Int) (tail Int) (con Int _0 (enumTo _1)) _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1.710284" calcext:value-type="float">
            <text:p>21,710284</text:p>
          </table:table-cell>
          <table:table-cell table:style-name="ce4" office:value-type="string" calcext:value-type="string">
            <text:p>con Int _0 (b_foldNat (List Int) (tail Int) (enumTo _1) _0)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9.836701" calcext:value-type="float">
            <text:p>59,836701</text:p>
          </table:table-cell>
          <table:table-cell table:style-name="ce4" office:value-type="string" calcext:value-type="string">
            <text:p>Not found</text:p>
          </table:table-cell>
          <table:table-cell table:style-name="ce2" table:number-columns-repeated="3"/>
          <table:table-cell table:style-name="ce2" office:value-type="float" office:value="25.259067" calcext:value-type="float">
            <text:p>25,259067</text:p>
          </table:table-cell>
          <table:table-cell table:style-name="ce4" office:value-type="string" calcext:value-type="string">
            <text:p>b_foldNat (List Int) (tail Int) (con Int _0 (enumTo _1)) _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8.892223" calcext:value-type="float">
            <text:p>18,892223</text:p>
          </table:table-cell>
          <table:table-cell table:style-name="ce4" office:value-type="string" calcext:value-type="string">
            <text:p>b_foldNat (List Int) (tail Int) (con Int _0 (enumTo _1)) _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9.613855" calcext:value-type="float">
            <text:p>59,613855</text:p>
          </table:table-cell>
          <table:table-cell table:style-name="ce5" office:value-type="string" calcext:value-type="string">
            <text:p>Not found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table:formula="of:=MIN([.B9];[.G9];[.L9];[.Q9];[.V9];[.AA9];[.AF9];[.AK9];[.AP9];[.AU9];[.AZ9];[.BE9];[.BJ9];[.BO9];[.BT9])" office:value-type="float" office:value="6.265794" calcext:value-type="float">
            <text:p>6,265794</text:p>
          </table:table-cell>
          <table:table-cell table:style-name="ce1" office:value-type="string" calcext:value-type="string">
            <text:p>enumFromTo</text:p>
          </table:table-cell>
          <table:table-cell table:style-name="ce7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numTo</text:p>
          </table:table-cell>
          <table:table-cell table:style-name="ce2" office:value-type="float" office:value="0.044804" calcext:value-type="float">
            <text:p>0,044804</text:p>
          </table:table-cell>
          <table:table-cell table:style-name="ce2" office:value-type="string" calcext:value-type="string">
            <text:p>b_foldNatNat (List Int) (con Int) (nil Int) _0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20214" calcext:value-type="float">
            <text:p>0,020214</text:p>
          </table:table-cell>
          <table:table-cell table:style-name="ce4" office:value-type="string" calcext:value-type="string">
            <text:p>b_foldNatNat (List Int) (con Int) (nil Int)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39112" calcext:value-type="float">
            <text:p>0,39112</text:p>
          </table:table-cell>
          <table:table-cell table:style-name="ce4" office:value-type="string" calcext:value-type="string">
            <text:p>b_foldNatNat (List Int) (con Int) (nil Int)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32351" calcext:value-type="float">
            <text:p>0,032351</text:p>
          </table:table-cell>
          <table:table-cell table:style-name="ce4" office:value-type="string" calcext:value-type="string">
            <text:p>b_foldNatNat (List Int) (con Int) (nil Int)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24886" calcext:value-type="float">
            <text:p>0,024886</text:p>
          </table:table-cell>
          <table:table-cell table:style-name="ce4" office:value-type="string" calcext:value-type="string">
            <text:p>b_foldNatNat (List Int) (con Int) (nil Int)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437402" calcext:value-type="float">
            <text:p>0,437402</text:p>
          </table:table-cell>
          <table:table-cell table:style-name="ce4" office:value-type="string" calcext:value-type="string">
            <text:p>b_foldNatNat (List Int) (con Int) (nil Int)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257409" calcext:value-type="float">
            <text:p>0,257409</text:p>
          </table:table-cell>
          <table:table-cell table:style-name="ce4" office:value-type="string" calcext:value-type="string">
            <text:p>b_foldNatNat (List Int) (con Int) (nil Int)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2759" calcext:value-type="float">
            <text:p>0,2759</text:p>
          </table:table-cell>
          <table:table-cell table:style-name="ce4" office:value-type="string" calcext:value-type="string">
            <text:p>b_foldNatNat (List Int) (con Int) (nil Int)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312245" calcext:value-type="float">
            <text:p>0,312245</text:p>
          </table:table-cell>
          <table:table-cell table:style-name="ce4" office:value-type="string" calcext:value-type="string">
            <text:p>b_foldNatNat (List Int) (con Int) (nil Int)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390397" calcext:value-type="float">
            <text:p>0,390397</text:p>
          </table:table-cell>
          <table:table-cell table:style-name="ce4" office:value-type="string" calcext:value-type="string">
            <text:p>b_foldNatNat (List Int) (con Int) (nil Int)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421418" calcext:value-type="float">
            <text:p>0,421418</text:p>
          </table:table-cell>
          <table:table-cell table:style-name="ce4" office:value-type="string" calcext:value-type="string">
            <text:p>b_foldNatNat (List Int) (con Int) (nil Int)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324409" calcext:value-type="float">
            <text:p>0,324409</text:p>
          </table:table-cell>
          <table:table-cell table:style-name="ce4" office:value-type="string" calcext:value-type="string">
            <text:p>b_foldNatNat (List Int) (con Int) (nil Int)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264752" calcext:value-type="float">
            <text:p>0,264752</text:p>
          </table:table-cell>
          <table:table-cell table:style-name="ce4" office:value-type="string" calcext:value-type="string">
            <text:p>b_foldNatNat (List Int) (con Int) (nil Int)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261322" calcext:value-type="float">
            <text:p>0,261322</text:p>
          </table:table-cell>
          <table:table-cell table:style-name="ce4" office:value-type="string" calcext:value-type="string">
            <text:p>b_foldNatNat (List Int) (con Int) (nil Int)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325671" calcext:value-type="float">
            <text:p>0,325671</text:p>
          </table:table-cell>
          <table:table-cell table:style-name="ce5" office:value-type="string" calcext:value-type="string">
            <text:p>b_foldNatNat (List Int) (con Int) (nil Int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10];[.G10];[.L10];[.Q10];[.V10];[.AA10];[.AF10];[.AK10];[.AP10];[.AU10];[.AZ10];[.BE10];[.BJ10];[.BO10];[.BT10])" office:value-type="float" office:value="0.020214" calcext:value-type="float">
            <text:p>0,020214</text:p>
          </table:table-cell>
          <table:table-cell table:style-name="ce1" office:value-type="string" calcext:value-type="string">
            <text:p>enumTo</text:p>
          </table:table-cell>
          <table:table-cell table:style-name="ce7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actorial</text:p>
          </table:table-cell>
          <table:table-cell table:style-name="ce2" office:value-type="float" office:value="0.001813" calcext:value-type="float">
            <text:p>0,001813</text:p>
          </table:table-cell>
          <table:table-cell table:style-name="ce2" office:value-type="string" calcext:value-type="string">
            <text:p>prod (enumTo _0)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229" calcext:value-type="float">
            <text:p>0,00229</text:p>
          </table:table-cell>
          <table:table-cell table:style-name="ce4" office:value-type="string" calcext:value-type="string">
            <text:p>prod (enumTo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6.608407" calcext:value-type="float">
            <text:p>16,608407</text:p>
          </table:table-cell>
          <table:table-cell table:style-name="ce4" office:value-type="string" calcext:value-type="string">
            <text:p>prod (b_foldNat (List Int) (map Int Int b_succ) (enumTo _0) b_zero)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001907" calcext:value-type="float">
            <text:p>0,001907</text:p>
          </table:table-cell>
          <table:table-cell table:style-name="ce4" office:value-type="string" calcext:value-type="string">
            <text:p>prod (enumTo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2294" calcext:value-type="float">
            <text:p>0,002294</text:p>
          </table:table-cell>
          <table:table-cell table:style-name="ce4" office:value-type="string" calcext:value-type="string">
            <text:p>prod (enumTo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5.11841" calcext:value-type="float">
            <text:p>15,11841</text:p>
          </table:table-cell>
          <table:table-cell table:style-name="ce4" office:value-type="string" calcext:value-type="string">
            <text:p>prod (b_foldNat (List Int) (map Int Int b_succ) (enumTo _0) b_zero)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000914" calcext:value-type="float">
            <text:p>0,000914</text:p>
          </table:table-cell>
          <table:table-cell table:style-name="ce4" office:value-type="string" calcext:value-type="string">
            <text:p>prod (enumTo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1221" calcext:value-type="float">
            <text:p>0,001221</text:p>
          </table:table-cell>
          <table:table-cell table:style-name="ce4" office:value-type="string" calcext:value-type="string">
            <text:p>prod (enumTo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1448" calcext:value-type="float">
            <text:p>0,001448</text:p>
          </table:table-cell>
          <table:table-cell table:style-name="ce4" office:value-type="string" calcext:value-type="string">
            <text:p>prod (enumTo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258" calcext:value-type="float">
            <text:p>0,00258</text:p>
          </table:table-cell>
          <table:table-cell table:style-name="ce4" office:value-type="string" calcext:value-type="string">
            <text:p>prod (enumTo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271" calcext:value-type="float">
            <text:p>0,00271</text:p>
          </table:table-cell>
          <table:table-cell table:style-name="ce4" office:value-type="string" calcext:value-type="string">
            <text:p>prod (enumTo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6643" calcext:value-type="float">
            <text:p>0,006643</text:p>
          </table:table-cell>
          <table:table-cell table:style-name="ce4" office:value-type="string" calcext:value-type="string">
            <text:p>prod (enumTo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2518" calcext:value-type="float">
            <text:p>0,002518</text:p>
          </table:table-cell>
          <table:table-cell table:style-name="ce4" office:value-type="string" calcext:value-type="string">
            <text:p>prod (enumTo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2904" calcext:value-type="float">
            <text:p>0,002904</text:p>
          </table:table-cell>
          <table:table-cell table:style-name="ce4" office:value-type="string" calcext:value-type="string">
            <text:p>prod (enumTo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6585" calcext:value-type="float">
            <text:p>0,006585</text:p>
          </table:table-cell>
          <table:table-cell table:style-name="ce5" office:value-type="string" calcext:value-type="string">
            <text:p>prod (enumTo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11];[.G11];[.L11];[.Q11];[.V11];[.AA11];[.AF11];[.AK11];[.AP11];[.AU11];[.AZ11];[.BE11];[.BJ11];[.BO11];[.BT11])" office:value-type="float" office:value="0.000914" calcext:value-type="float">
            <text:p>0,000914</text:p>
          </table:table-cell>
          <table:table-cell table:style-name="ce1" office:value-type="string" calcext:value-type="string">
            <text:p>factorial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s_even</text:p>
          </table:table-cell>
          <table:table-cell table:style-name="ce2" office:value-type="float" office:value="0.000458" calcext:value-type="float">
            <text:p>0,000458</text:p>
          </table:table-cell>
          <table:table-cell table:style-name="ce2" office:value-type="string" calcext:value-type="string">
            <text:p>b_is_zero _0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00552" calcext:value-type="float">
            <text:p>0,000552</text:p>
          </table:table-cell>
          <table:table-cell table:style-name="ce4" office:value-type="string" calcext:value-type="string">
            <text:p>b_is_zero _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00549" calcext:value-type="float">
            <text:p>0,000549</text:p>
          </table:table-cell>
          <table:table-cell table:style-name="ce4" office:value-type="string" calcext:value-type="string">
            <text:p>b_is_zero _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0046" calcext:value-type="float">
            <text:p>0,00046</text:p>
          </table:table-cell>
          <table:table-cell table:style-name="ce4" office:value-type="string" calcext:value-type="string">
            <text:p>b_is_zero _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00549" calcext:value-type="float">
            <text:p>0,000549</text:p>
          </table:table-cell>
          <table:table-cell table:style-name="ce4" office:value-type="string" calcext:value-type="string">
            <text:p>b_is_zero _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00552" calcext:value-type="float">
            <text:p>0,000552</text:p>
          </table:table-cell>
          <table:table-cell table:style-name="ce4" office:value-type="string" calcext:value-type="string">
            <text:p>b_is_zero _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00463" calcext:value-type="float">
            <text:p>0,000463</text:p>
          </table:table-cell>
          <table:table-cell table:style-name="ce4" office:value-type="string" calcext:value-type="string">
            <text:p>b_is_zero _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00599" calcext:value-type="float">
            <text:p>0,000599</text:p>
          </table:table-cell>
          <table:table-cell table:style-name="ce4" office:value-type="string" calcext:value-type="string">
            <text:p>b_is_zero _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00556" calcext:value-type="float">
            <text:p>0,000556</text:p>
          </table:table-cell>
          <table:table-cell table:style-name="ce4" office:value-type="string" calcext:value-type="string">
            <text:p>b_is_zero _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00469" calcext:value-type="float">
            <text:p>0,000469</text:p>
          </table:table-cell>
          <table:table-cell table:style-name="ce4" office:value-type="string" calcext:value-type="string">
            <text:p>b_is_zero _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00778" calcext:value-type="float">
            <text:p>0,000778</text:p>
          </table:table-cell>
          <table:table-cell table:style-name="ce4" office:value-type="string" calcext:value-type="string">
            <text:p>b_is_zero _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00561" calcext:value-type="float">
            <text:p>0,000561</text:p>
          </table:table-cell>
          <table:table-cell table:style-name="ce4" office:value-type="string" calcext:value-type="string">
            <text:p>b_is_zero _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00459" calcext:value-type="float">
            <text:p>0,000459</text:p>
          </table:table-cell>
          <table:table-cell table:style-name="ce4" office:value-type="string" calcext:value-type="string">
            <text:p>b_is_zero _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00549" calcext:value-type="float">
            <text:p>0,000549</text:p>
          </table:table-cell>
          <table:table-cell table:style-name="ce4" office:value-type="string" calcext:value-type="string">
            <text:p>b_is_zero _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00552" calcext:value-type="float">
            <text:p>0,000552</text:p>
          </table:table-cell>
          <table:table-cell table:style-name="ce5" office:value-type="string" calcext:value-type="string">
            <text:p>b_is_zero _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12];[.G12];[.L12];[.Q12];[.V12];[.AA12];[.AF12];[.AK12];[.AP12];[.AU12];[.AZ12];[.BE12];[.BJ12];[.BO12];[.BT12])" office:value-type="float" office:value="0.000458" calcext:value-type="float">
            <text:p>0,000458</text:p>
          </table:table-cell>
          <table:table-cell table:style-name="ce1" office:value-type="string" calcext:value-type="string">
            <text:p>is_even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s_nil</text:p>
          </table:table-cell>
          <table:table-cell table:style-name="ce2" office:value-type="float" office:value="0.001742" calcext:value-type="float">
            <text:p>0,001742</text:p>
          </table:table-cell>
          <table:table-cell table:style-name="ce2" office:value-type="string" calcext:value-type="string">
            <text:p>b_is_zero (length &amp;0 _0)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1964" calcext:value-type="float">
            <text:p>0,001964</text:p>
          </table:table-cell>
          <table:table-cell table:style-name="ce4" office:value-type="string" calcext:value-type="string">
            <text:p>b_is_zero (length &amp;0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11442" calcext:value-type="float">
            <text:p>0,011442</text:p>
          </table:table-cell>
          <table:table-cell table:style-name="ce4" office:value-type="string" calcext:value-type="string">
            <text:p>b_is_zero (length &amp;0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176" calcext:value-type="float">
            <text:p>0,00176</text:p>
          </table:table-cell>
          <table:table-cell table:style-name="ce4" office:value-type="string" calcext:value-type="string">
            <text:p>b_is_zero (length &amp;0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2048" calcext:value-type="float">
            <text:p>0,002048</text:p>
          </table:table-cell>
          <table:table-cell table:style-name="ce4" office:value-type="string" calcext:value-type="string">
            <text:p>b_is_zero (length &amp;0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12941" calcext:value-type="float">
            <text:p>0,012941</text:p>
          </table:table-cell>
          <table:table-cell table:style-name="ce4" office:value-type="string" calcext:value-type="string">
            <text:p>b_is_zero (length &amp;0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2262" calcext:value-type="float">
            <text:p>0,002262</text:p>
          </table:table-cell>
          <table:table-cell table:style-name="ce4" office:value-type="string" calcext:value-type="string">
            <text:p>b_is_zero (length &amp;0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3367" calcext:value-type="float">
            <text:p>0,003367</text:p>
          </table:table-cell>
          <table:table-cell table:style-name="ce4" office:value-type="string" calcext:value-type="string">
            <text:p>b_is_zero (length &amp;0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5.700412" calcext:value-type="float">
            <text:p>15,700412</text:p>
          </table:table-cell>
          <table:table-cell table:style-name="ce4" office:value-type="string" calcext:value-type="string">
            <text:p>Not found</text:p>
          </table:table-cell>
          <table:table-cell table:style-name="ce2" table:number-columns-repeated="3"/>
          <table:table-cell table:style-name="ce2" office:value-type="float" office:value="0.002609" calcext:value-type="float">
            <text:p>0,002609</text:p>
          </table:table-cell>
          <table:table-cell table:style-name="ce4" office:value-type="string" calcext:value-type="string">
            <text:p>b_is_zero (length &amp;0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3319" calcext:value-type="float">
            <text:p>0,003319</text:p>
          </table:table-cell>
          <table:table-cell table:style-name="ce4" office:value-type="string" calcext:value-type="string">
            <text:p>b_is_zero (length &amp;0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5.603732" calcext:value-type="float">
            <text:p>15,603732</text:p>
          </table:table-cell>
          <table:table-cell table:style-name="ce4" office:value-type="string" calcext:value-type="string">
            <text:p>Not found</text:p>
          </table:table-cell>
          <table:table-cell table:style-name="ce2" table:number-columns-repeated="3"/>
          <table:table-cell table:style-name="ce2" office:value-type="float" office:value="0.002842" calcext:value-type="float">
            <text:p>0,002842</text:p>
          </table:table-cell>
          <table:table-cell table:style-name="ce4" office:value-type="string" calcext:value-type="string">
            <text:p>b_is_zero (length &amp;0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3338" calcext:value-type="float">
            <text:p>0,003338</text:p>
          </table:table-cell>
          <table:table-cell table:style-name="ce4" office:value-type="string" calcext:value-type="string">
            <text:p>b_is_zero (length &amp;0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5.625966" calcext:value-type="float">
            <text:p>15,625966</text:p>
          </table:table-cell>
          <table:table-cell table:style-name="ce5" office:value-type="string" calcext:value-type="string">
            <text:p>Not found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table:formula="of:=MIN([.B13];[.G13];[.L13];[.Q13];[.V13];[.AA13];[.AF13];[.AK13];[.AP13];[.AU13];[.AZ13];[.BE13];[.BJ13];[.BO13];[.BT13])" office:value-type="float" office:value="0.001742" calcext:value-type="float">
            <text:p>0,001742</text:p>
          </table:table-cell>
          <table:table-cell table:style-name="ce6" office:value-type="string" calcext:value-type="string">
            <text:p>is_nil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ast</text:p>
          </table:table-cell>
          <table:table-cell table:style-name="ce2" office:value-type="float" office:value="0.000825" calcext:value-type="float">
            <text:p>0,000825</text:p>
          </table:table-cell>
          <table:table-cell table:style-name="ce2" office:value-type="string" calcext:value-type="string">
            <text:p>head &amp;0 (reverse &amp;0 _0)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1171" calcext:value-type="float">
            <text:p>0,001171</text:p>
          </table:table-cell>
          <table:table-cell table:style-name="ce4" office:value-type="string" calcext:value-type="string">
            <text:p>head &amp;0 (reverse &amp;0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0892" calcext:value-type="float">
            <text:p>0,000892</text:p>
          </table:table-cell>
          <table:table-cell table:style-name="ce4" office:value-type="string" calcext:value-type="string">
            <text:p>head &amp;0 (reverse &amp;0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1007" calcext:value-type="float">
            <text:p>0,001007</text:p>
          </table:table-cell>
          <table:table-cell table:style-name="ce4" office:value-type="string" calcext:value-type="string">
            <text:p>head &amp;0 (reverse &amp;0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0997" calcext:value-type="float">
            <text:p>0,000997</text:p>
          </table:table-cell>
          <table:table-cell table:style-name="ce4" office:value-type="string" calcext:value-type="string">
            <text:p>head &amp;0 (reverse &amp;0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0929" calcext:value-type="float">
            <text:p>0,000929</text:p>
          </table:table-cell>
          <table:table-cell table:style-name="ce4" office:value-type="string" calcext:value-type="string">
            <text:p>head &amp;0 (reverse &amp;0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0967" calcext:value-type="float">
            <text:p>0,000967</text:p>
          </table:table-cell>
          <table:table-cell table:style-name="ce4" office:value-type="string" calcext:value-type="string">
            <text:p>head &amp;0 (reverse &amp;0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1225" calcext:value-type="float">
            <text:p>0,001225</text:p>
          </table:table-cell>
          <table:table-cell table:style-name="ce4" office:value-type="string" calcext:value-type="string">
            <text:p>head &amp;0 (reverse &amp;0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1038" calcext:value-type="float">
            <text:p>0,001038</text:p>
          </table:table-cell>
          <table:table-cell table:style-name="ce4" office:value-type="string" calcext:value-type="string">
            <text:p>head &amp;0 (reverse &amp;0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2255" calcext:value-type="float">
            <text:p>0,002255</text:p>
          </table:table-cell>
          <table:table-cell table:style-name="ce4" office:value-type="string" calcext:value-type="string">
            <text:p>head &amp;0 (reverse &amp;0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3347" calcext:value-type="float">
            <text:p>0,003347</text:p>
          </table:table-cell>
          <table:table-cell table:style-name="ce4" office:value-type="string" calcext:value-type="string">
            <text:p>head &amp;0 (reverse &amp;0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4153" calcext:value-type="float">
            <text:p>0,004153</text:p>
          </table:table-cell>
          <table:table-cell table:style-name="ce4" office:value-type="string" calcext:value-type="string">
            <text:p>head &amp;0 (reverse &amp;0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1207" calcext:value-type="float">
            <text:p>0,001207</text:p>
          </table:table-cell>
          <table:table-cell table:style-name="ce4" office:value-type="string" calcext:value-type="string">
            <text:p>head &amp;0 (reverse &amp;0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1644" calcext:value-type="float">
            <text:p>0,001644</text:p>
          </table:table-cell>
          <table:table-cell table:style-name="ce4" office:value-type="string" calcext:value-type="string">
            <text:p>head &amp;0 (reverse &amp;0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1295" calcext:value-type="float">
            <text:p>0,001295</text:p>
          </table:table-cell>
          <table:table-cell table:style-name="ce5" office:value-type="string" calcext:value-type="string">
            <text:p>head &amp;0 (reverse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14];[.G14];[.L14];[.Q14];[.V14];[.AA14];[.AF14];[.AK14];[.AP14];[.AU14];[.AZ14];[.BE14];[.BJ14];[.BO14];[.BT14])" office:value-type="float" office:value="0.000825" calcext:value-type="float">
            <text:p>0,000825</text:p>
          </table:table-cell>
          <table:table-cell table:style-name="ce6" office:value-type="string" calcext:value-type="string">
            <text:p>last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ength</text:p>
          </table:table-cell>
          <table:table-cell table:style-name="ce2" office:value-type="float" office:value="5.42976" calcext:value-type="float">
            <text:p>5,42976</text:p>
          </table:table-cell>
          <table:table-cell table:style-name="ce2" office:value-type="string" calcext:value-type="string">
            <text:p>foldr &amp;0 Int (const (Int -&gt; Int) &amp;0 b_succ) b_zero _0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33549" calcext:value-type="float">
            <text:p>0,33549</text:p>
          </table:table-cell>
          <table:table-cell table:style-name="ce4" office:value-type="string" calcext:value-type="string">
            <text:p>foldr &amp;0 Int (const (Int -&gt; Int) &amp;0 b_succ) b_zero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.032337" calcext:value-type="float">
            <text:p>3,032337</text:p>
          </table:table-cell>
          <table:table-cell table:style-name="ce4" office:value-type="string" calcext:value-type="string">
            <text:p>foldr &amp;0 Int (const (Int -&gt; Int) &amp;0 b_succ) b_zero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.656465" calcext:value-type="float">
            <text:p>2,656465</text:p>
          </table:table-cell>
          <table:table-cell table:style-name="ce4" office:value-type="string" calcext:value-type="string">
            <text:p>sum (map &amp;0 Int (const Int &amp;0 (b_succ b_zero)) _0)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.416403" calcext:value-type="float">
            <text:p>1,416403</text:p>
          </table:table-cell>
          <table:table-cell table:style-name="ce4" office:value-type="string" calcext:value-type="string">
            <text:p>sum (map &amp;0 Int (const Int &amp;0 (b_succ b_zero)) _0)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.46381" calcext:value-type="float">
            <text:p>4,46381</text:p>
          </table:table-cell>
          <table:table-cell table:style-name="ce4" office:value-type="string" calcext:value-type="string">
            <text:p>foldr &amp;0 Int (const (Int -&gt; Int) &amp;0 b_succ) b_zero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.149805" calcext:value-type="float">
            <text:p>2,149805</text:p>
          </table:table-cell>
          <table:table-cell table:style-name="ce4" office:value-type="string" calcext:value-type="string">
            <text:p>sum (map &amp;0 Int (const Int &amp;0 (b_succ b_zero)) _0)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.38304" calcext:value-type="float">
            <text:p>1,38304</text:p>
          </table:table-cell>
          <table:table-cell table:style-name="ce4" office:value-type="string" calcext:value-type="string">
            <text:p>sum (map &amp;0 Int (const Int &amp;0 (b_succ b_zero)) _0)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.228571" calcext:value-type="float">
            <text:p>1,228571</text:p>
          </table:table-cell>
          <table:table-cell table:style-name="ce4" office:value-type="string" calcext:value-type="string">
            <text:p>foldr &amp;0 Int (const (Int -&gt; Int) &amp;0 b_succ) b_zero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.258789" calcext:value-type="float">
            <text:p>3,258789</text:p>
          </table:table-cell>
          <table:table-cell table:style-name="ce4" office:value-type="string" calcext:value-type="string">
            <text:p>foldr &amp;0 Int (const (Int -&gt; Int) &amp;0 b_succ) b_zero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.776223" calcext:value-type="float">
            <text:p>1,776223</text:p>
          </table:table-cell>
          <table:table-cell table:style-name="ce4" office:value-type="string" calcext:value-type="string">
            <text:p>foldr &amp;0 Int (const (Int -&gt; Int) &amp;0 b_succ) b_zero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.215685" calcext:value-type="float">
            <text:p>2,215685</text:p>
          </table:table-cell>
          <table:table-cell table:style-name="ce4" office:value-type="string" calcext:value-type="string">
            <text:p>foldr &amp;0 Int (const (Int -&gt; Int) &amp;0 b_succ) b_zero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.832364" calcext:value-type="float">
            <text:p>8,832364</text:p>
          </table:table-cell>
          <table:table-cell table:style-name="ce4" office:value-type="string" calcext:value-type="string">
            <text:p>foldr &amp;0 Int (const (Int -&gt; Int) &amp;0 b_succ) b_zero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.007639" calcext:value-type="float">
            <text:p>4,007639</text:p>
          </table:table-cell>
          <table:table-cell table:style-name="ce4" office:value-type="string" calcext:value-type="string">
            <text:p>foldr &amp;0 Int (const (Int -&gt; Int) &amp;0 b_succ) b_zero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.291459" calcext:value-type="float">
            <text:p>3,291459</text:p>
          </table:table-cell>
          <table:table-cell table:style-name="ce5" office:value-type="string" calcext:value-type="string">
            <text:p>foldr &amp;0 Int (const (Int -&gt; Int) &amp;0 b_succ) b_zero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15];[.G15];[.L15];[.Q15];[.V15];[.AA15];[.AF15];[.AK15];[.AP15];[.AU15];[.AZ15];[.BE15];[.BJ15];[.BO15];[.BT15])" office:value-type="float" office:value="0.33549" calcext:value-type="float">
            <text:p>0,33549</text:p>
          </table:table-cell>
          <table:table-cell table:style-name="ce6" office:value-type="string" calcext:value-type="string">
            <text:p>length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ap_add</text:p>
          </table:table-cell>
          <table:table-cell table:style-name="ce2" office:value-type="float" office:value="0.072728" calcext:value-type="float">
            <text:p>0,072728</text:p>
          </table:table-cell>
          <table:table-cell table:style-name="ce2" office:value-type="string" calcext:value-type="string">
            <text:p>map Int Int (b_add _0) _1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86511" calcext:value-type="float">
            <text:p>0,086511</text:p>
          </table:table-cell>
          <table:table-cell table:style-name="ce4" office:value-type="string" calcext:value-type="string">
            <text:p>map Int Int (b_add _0) _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.061657" calcext:value-type="float">
            <text:p>1,061657</text:p>
          </table:table-cell>
          <table:table-cell table:style-name="ce4" office:value-type="string" calcext:value-type="string">
            <text:p>map Int Int (b_add _0) _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57073" calcext:value-type="float">
            <text:p>0,057073</text:p>
          </table:table-cell>
          <table:table-cell table:style-name="ce4" office:value-type="string" calcext:value-type="string">
            <text:p>map Int Int (b_add _0) _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88602" calcext:value-type="float">
            <text:p>0,088602</text:p>
          </table:table-cell>
          <table:table-cell table:style-name="ce4" office:value-type="string" calcext:value-type="string">
            <text:p>map Int Int (b_add _0) _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73819" calcext:value-type="float">
            <text:p>0,73819</text:p>
          </table:table-cell>
          <table:table-cell table:style-name="ce4" office:value-type="string" calcext:value-type="string">
            <text:p>map Int Int (b_add _0) _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27367" calcext:value-type="float">
            <text:p>0,027367</text:p>
          </table:table-cell>
          <table:table-cell table:style-name="ce4" office:value-type="string" calcext:value-type="string">
            <text:p>map Int Int (b_add _0) _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49916" calcext:value-type="float">
            <text:p>0,049916</text:p>
          </table:table-cell>
          <table:table-cell table:style-name="ce4" office:value-type="string" calcext:value-type="string">
            <text:p>map Int Int (b_add _0) _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88952" calcext:value-type="float">
            <text:p>0,088952</text:p>
          </table:table-cell>
          <table:table-cell table:style-name="ce4" office:value-type="string" calcext:value-type="string">
            <text:p>map Int Int (b_add _0) _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38774" calcext:value-type="float">
            <text:p>0,038774</text:p>
          </table:table-cell>
          <table:table-cell table:style-name="ce4" office:value-type="string" calcext:value-type="string">
            <text:p>map Int Int (b_add _0) _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45645" calcext:value-type="float">
            <text:p>0,045645</text:p>
          </table:table-cell>
          <table:table-cell table:style-name="ce4" office:value-type="string" calcext:value-type="string">
            <text:p>map Int Int (b_add _0) _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302391" calcext:value-type="float">
            <text:p>0,302391</text:p>
          </table:table-cell>
          <table:table-cell table:style-name="ce4" office:value-type="string" calcext:value-type="string">
            <text:p>map Int Int (b_add _0) _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33167" calcext:value-type="float">
            <text:p>0,033167</text:p>
          </table:table-cell>
          <table:table-cell table:style-name="ce4" office:value-type="string" calcext:value-type="string">
            <text:p>map Int Int (b_add _0) _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41566" calcext:value-type="float">
            <text:p>0,041566</text:p>
          </table:table-cell>
          <table:table-cell table:style-name="ce4" office:value-type="string" calcext:value-type="string">
            <text:p>map Int Int (b_add _0) _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319425" calcext:value-type="float">
            <text:p>0,319425</text:p>
          </table:table-cell>
          <table:table-cell table:style-name="ce5" office:value-type="string" calcext:value-type="string">
            <text:p>map Int Int (b_add _0) _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16];[.G16];[.L16];[.Q16];[.V16];[.AA16];[.AF16];[.AK16];[.AP16];[.AU16];[.AZ16];[.BE16];[.BJ16];[.BO16];[.BT16])" office:value-type="float" office:value="0.027367" calcext:value-type="float">
            <text:p>0,027367</text:p>
          </table:table-cell>
          <table:table-cell table:style-name="ce1" office:value-type="string" calcext:value-type="string">
            <text:p>map_add</text:p>
          </table:table-cell>
          <table:table-cell table:style-name="ce7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ap_double</text:p>
          </table:table-cell>
          <table:table-cell table:style-name="ce2" office:value-type="float" office:value="1.651673" calcext:value-type="float">
            <text:p>1,651673</text:p>
          </table:table-cell>
          <table:table-cell table:style-name="ce2" office:value-type="string" calcext:value-type="string">
            <text:p>map Int Int (b_mul (b_succ (b_succ b_zero))) _0</text:p>
          </table:table-cell>
          <table:table-cell office:value-type="float" office:value="11" calcext:value-type="float">
            <text:p>1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.060924" calcext:value-type="float">
            <text:p>1,060924</text:p>
          </table:table-cell>
          <table:table-cell table:style-name="ce4" office:value-type="string" calcext:value-type="string">
            <text:p>map Int Int (b_mul (b_succ (b_succ b_zero))) _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4.089389" calcext:value-type="float">
            <text:p>44,089389</text:p>
          </table:table-cell>
          <table:table-cell table:style-name="ce4" office:value-type="string" calcext:value-type="string">
            <text:p>Not found</text:p>
          </table:table-cell>
          <table:table-cell table:style-name="ce2" table:number-columns-repeated="3"/>
          <table:table-cell table:style-name="ce2" office:value-type="float" office:value="1.569245" calcext:value-type="float">
            <text:p>1,569245</text:p>
          </table:table-cell>
          <table:table-cell table:style-name="ce4" office:value-type="string" calcext:value-type="string">
            <text:p>map Int Int (b_mul (b_succ (b_succ b_zero))) _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.70063" calcext:value-type="float">
            <text:p>0,70063</text:p>
          </table:table-cell>
          <table:table-cell table:style-name="ce4" office:value-type="string" calcext:value-type="string">
            <text:p>map Int Int (b_mul (b_succ (b_succ b_zero))) _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3.340286" calcext:value-type="float">
            <text:p>53,340286</text:p>
          </table:table-cell>
          <table:table-cell table:style-name="ce4" office:value-type="string" calcext:value-type="string">
            <text:p>Not found</text:p>
          </table:table-cell>
          <table:table-cell table:style-name="ce2" table:number-columns-repeated="3"/>
          <table:table-cell table:style-name="ce2" office:value-type="float" office:value="1.026287" calcext:value-type="float">
            <text:p>1,026287</text:p>
          </table:table-cell>
          <table:table-cell table:style-name="ce4" office:value-type="string" calcext:value-type="string">
            <text:p>map Int Int (b_mul (b_succ (b_succ b_zero))) _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.888343" calcext:value-type="float">
            <text:p>0,888343</text:p>
          </table:table-cell>
          <table:table-cell table:style-name="ce4" office:value-type="string" calcext:value-type="string">
            <text:p>map Int Int (b_mul (b_succ (b_succ b_zero))) _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8.756699" calcext:value-type="float">
            <text:p>58,756699</text:p>
          </table:table-cell>
          <table:table-cell table:style-name="ce4" office:value-type="string" calcext:value-type="string">
            <text:p>Not found</text:p>
          </table:table-cell>
          <table:table-cell table:style-name="ce2" table:number-columns-repeated="3"/>
          <table:table-cell table:style-name="ce2" office:value-type="float" office:value="1.30687" calcext:value-type="float">
            <text:p>1,30687</text:p>
          </table:table-cell>
          <table:table-cell table:style-name="ce4" office:value-type="string" calcext:value-type="string">
            <text:p>map Int Int (b_mul (b_succ (b_succ b_zero))) _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.041052" calcext:value-type="float">
            <text:p>1,041052</text:p>
          </table:table-cell>
          <table:table-cell table:style-name="ce4" office:value-type="string" calcext:value-type="string">
            <text:p>map Int Int (b_mul (b_succ (b_succ b_zero))) _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7.736686" calcext:value-type="float">
            <text:p>57,736686</text:p>
          </table:table-cell>
          <table:table-cell table:style-name="ce4" office:value-type="string" calcext:value-type="string">
            <text:p>Not found</text:p>
          </table:table-cell>
          <table:table-cell table:style-name="ce2" table:number-columns-repeated="3"/>
          <table:table-cell table:style-name="ce2" office:value-type="float" office:value="1.13039" calcext:value-type="float">
            <text:p>1,13039</text:p>
          </table:table-cell>
          <table:table-cell table:style-name="ce4" office:value-type="string" calcext:value-type="string">
            <text:p>map Int Int (b_mul (b_succ (b_succ b_zero))) _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.806885" calcext:value-type="float">
            <text:p>0,806885</text:p>
          </table:table-cell>
          <table:table-cell table:style-name="ce4" office:value-type="string" calcext:value-type="string">
            <text:p>map Int Int (b_mul (b_succ (b_succ b_zero))) _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7.713957" calcext:value-type="float">
            <text:p>57,713957</text:p>
          </table:table-cell>
          <table:table-cell table:style-name="ce5" office:value-type="string" calcext:value-type="string">
            <text:p>Not found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table:formula="of:=MIN([.B17];[.G17];[.L17];[.Q17];[.V17];[.AA17];[.AF17];[.AK17];[.AP17];[.AU17];[.AZ17];[.BE17];[.BJ17];[.BO17];[.BT17])" office:value-type="float" office:value="0.70063" calcext:value-type="float">
            <text:p>0,70063</text:p>
          </table:table-cell>
          <table:table-cell table:style-name="ce1" office:value-type="string" calcext:value-type="string">
            <text:p>map_double</text:p>
          </table:table-cell>
          <table:table-cell table:style-name="ce7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aximum</text:p>
          </table:table-cell>
          <table:table-cell table:style-name="ce2" office:value-type="float" office:value="0.067999" calcext:value-type="float">
            <text:p>0,067999</text:p>
          </table:table-cell>
          <table:table-cell table:style-name="ce2" office:value-type="string" calcext:value-type="string">
            <text:p>foldl Int Int b_max b_zero _0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73084" calcext:value-type="float">
            <text:p>0,073084</text:p>
          </table:table-cell>
          <table:table-cell table:style-name="ce4" office:value-type="string" calcext:value-type="string">
            <text:p>foldl Int Int b_max b_zero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732469" calcext:value-type="float">
            <text:p>0,732469</text:p>
          </table:table-cell>
          <table:table-cell table:style-name="ce4" office:value-type="string" calcext:value-type="string">
            <text:p>foldl Int Int b_max b_zero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56155" calcext:value-type="float">
            <text:p>0,056155</text:p>
          </table:table-cell>
          <table:table-cell table:style-name="ce4" office:value-type="string" calcext:value-type="string">
            <text:p>foldr Int Int b_max b_zero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6485" calcext:value-type="float">
            <text:p>0,06485</text:p>
          </table:table-cell>
          <table:table-cell table:style-name="ce4" office:value-type="string" calcext:value-type="string">
            <text:p>foldl Int Int b_max b_zero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743522" calcext:value-type="float">
            <text:p>0,743522</text:p>
          </table:table-cell>
          <table:table-cell table:style-name="ce4" office:value-type="string" calcext:value-type="string">
            <text:p>foldl Int Int b_max b_zero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52104" calcext:value-type="float">
            <text:p>0,052104</text:p>
          </table:table-cell>
          <table:table-cell table:style-name="ce4" office:value-type="string" calcext:value-type="string">
            <text:p>foldl Int Int b_max b_zero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107734" calcext:value-type="float">
            <text:p>0,107734</text:p>
          </table:table-cell>
          <table:table-cell table:style-name="ce4" office:value-type="string" calcext:value-type="string">
            <text:p>foldl Int Int b_max b_zero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863197" calcext:value-type="float">
            <text:p>0,863197</text:p>
          </table:table-cell>
          <table:table-cell table:style-name="ce4" office:value-type="string" calcext:value-type="string">
            <text:p>foldr Int Int b_max b_zero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185733" calcext:value-type="float">
            <text:p>0,185733</text:p>
          </table:table-cell>
          <table:table-cell table:style-name="ce4" office:value-type="string" calcext:value-type="string">
            <text:p>foldr Int Int b_max b_zero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160815" calcext:value-type="float">
            <text:p>0,160815</text:p>
          </table:table-cell>
          <table:table-cell table:style-name="ce4" office:value-type="string" calcext:value-type="string">
            <text:p>foldr Int Int b_max b_zero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.003901" calcext:value-type="float">
            <text:p>1,003901</text:p>
          </table:table-cell>
          <table:table-cell table:style-name="ce4" office:value-type="string" calcext:value-type="string">
            <text:p>foldl Int Int b_max b_zero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130781" calcext:value-type="float">
            <text:p>0,130781</text:p>
          </table:table-cell>
          <table:table-cell table:style-name="ce4" office:value-type="string" calcext:value-type="string">
            <text:p>foldl Int Int b_max b_zero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134986" calcext:value-type="float">
            <text:p>0,134986</text:p>
          </table:table-cell>
          <table:table-cell table:style-name="ce4" office:value-type="string" calcext:value-type="string">
            <text:p>foldr Int Int b_max b_zero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.006967" calcext:value-type="float">
            <text:p>1,006967</text:p>
          </table:table-cell>
          <table:table-cell table:style-name="ce5" office:value-type="string" calcext:value-type="string">
            <text:p>foldl Int Int b_max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18];[.G18];[.L18];[.Q18];[.V18];[.AA18];[.AF18];[.AK18];[.AP18];[.AU18];[.AZ18];[.BE18];[.BJ18];[.BO18];[.BT18])" office:value-type="float" office:value="0.052104" calcext:value-type="float">
            <text:p>0,052104</text:p>
          </table:table-cell>
          <table:table-cell table:style-name="ce1" office:value-type="string" calcext:value-type="string">
            <text:p>maximum</text:p>
          </table:table-cell>
          <table:table-cell table:style-name="ce7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ember</text:p>
          </table:table-cell>
          <table:table-cell table:style-name="ce2" office:value-type="float" office:value="4.72686" calcext:value-type="float">
            <text:p>4,72686</text:p>
          </table:table-cell>
          <table:table-cell table:style-name="ce2" office:value-type="string" calcext:value-type="string">
            <text:p>not (is_nil Int (filter Int (b_eq _0) _1))</text:p>
          </table:table-cell>
          <table:table-cell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.732344" calcext:value-type="float">
            <text:p>3,732344</text:p>
          </table:table-cell>
          <table:table-cell table:style-name="ce4" office:value-type="string" calcext:value-type="string">
            <text:p>not (is_nil Int (filter Int (b_eq _0) _1))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.549188" calcext:value-type="float">
            <text:p>9,549188</text:p>
          </table:table-cell>
          <table:table-cell table:style-name="ce4" office:value-type="string" calcext:value-type="string">
            <text:p>not (is_nil Int (filter Int (b_eq _0) _1))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.033302" calcext:value-type="float">
            <text:p>4,033302</text:p>
          </table:table-cell>
          <table:table-cell table:style-name="ce4" office:value-type="string" calcext:value-type="string">
            <text:p>not (is_nil Int (filter Int (b_eq _0) _1))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.500838" calcext:value-type="float">
            <text:p>3,500838</text:p>
          </table:table-cell>
          <table:table-cell table:style-name="ce4" office:value-type="string" calcext:value-type="string">
            <text:p>not (is_nil Int (filter Int (b_eq _0) _1))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.688945" calcext:value-type="float">
            <text:p>7,688945</text:p>
          </table:table-cell>
          <table:table-cell table:style-name="ce4" office:value-type="string" calcext:value-type="string">
            <text:p>not (is_nil Int (filter Int (b_eq _0) _1))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.821841" calcext:value-type="float">
            <text:p>3,821841</text:p>
          </table:table-cell>
          <table:table-cell table:style-name="ce4" office:value-type="string" calcext:value-type="string">
            <text:p>not (is_nil Int (filter Int (b_eq _0) _1))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.303882" calcext:value-type="float">
            <text:p>2,303882</text:p>
          </table:table-cell>
          <table:table-cell table:style-name="ce4" office:value-type="string" calcext:value-type="string">
            <text:p>not (is_nil Int (filter Int (b_eq _0) _1))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.221033" calcext:value-type="float">
            <text:p>1,221033</text:p>
          </table:table-cell>
          <table:table-cell table:style-name="ce4" office:value-type="string" calcext:value-type="string">
            <text:p>not (is_nil Int (filter Int (b_eq _0) _1))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.45412" calcext:value-type="float">
            <text:p>4,45412</text:p>
          </table:table-cell>
          <table:table-cell table:style-name="ce4" office:value-type="string" calcext:value-type="string">
            <text:p>not (is_nil Int (filter Int (b_eq _0) _1))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.666386" calcext:value-type="float">
            <text:p>3,666386</text:p>
          </table:table-cell>
          <table:table-cell table:style-name="ce4" office:value-type="string" calcext:value-type="string">
            <text:p>not (is_nil Int (filter Int (b_eq _0) _1))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1.439311" calcext:value-type="float">
            <text:p>51,439311</text:p>
          </table:table-cell>
          <table:table-cell table:style-name="ce4" office:value-type="string" calcext:value-type="string">
            <text:p>Not found</text:p>
          </table:table-cell>
          <table:table-cell table:style-name="ce2" table:number-columns-repeated="3"/>
          <table:table-cell table:style-name="ce2" office:value-type="float" office:value="3.461326" calcext:value-type="float">
            <text:p>3,461326</text:p>
          </table:table-cell>
          <table:table-cell table:style-name="ce4" office:value-type="string" calcext:value-type="string">
            <text:p>not (is_nil Int (filter Int (b_eq _0) _1))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.087084" calcext:value-type="float">
            <text:p>3,087084</text:p>
          </table:table-cell>
          <table:table-cell table:style-name="ce4" office:value-type="string" calcext:value-type="string">
            <text:p>not (is_nil Int (filter Int (b_eq _0) _1))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1.686636" calcext:value-type="float">
            <text:p>51,686636</text:p>
          </table:table-cell>
          <table:table-cell table:style-name="ce5" office:value-type="string" calcext:value-type="string">
            <text:p>Not found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table:formula="of:=MIN([.B19];[.G19];[.L19];[.Q19];[.V19];[.AA19];[.AF19];[.AK19];[.AP19];[.AU19];[.AZ19];[.BE19];[.BJ19];[.BO19];[.BT19])" office:value-type="float" office:value="1.221033" calcext:value-type="float">
            <text:p>1,221033</text:p>
          </table:table-cell>
          <table:table-cell table:style-name="ce1" office:value-type="string" calcext:value-type="string">
            <text:p>member</text:p>
          </table:table-cell>
          <table:table-cell table:style-name="ce7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ultfirst</text:p>
          </table:table-cell>
          <table:table-cell table:style-name="ce2" office:value-type="float" office:value="0.839367" calcext:value-type="float">
            <text:p>0,839367</text:p>
          </table:table-cell>
          <table:table-cell table:style-name="ce2" office:value-type="string" calcext:value-type="string">
            <text:p>map &amp;0 &amp;0 (const &amp;0 &amp;0 (head &amp;0 _0)) _0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162086" calcext:value-type="float">
            <text:p>0,162086</text:p>
          </table:table-cell>
          <table:table-cell table:style-name="ce4" office:value-type="string" calcext:value-type="string">
            <text:p>map &amp;0 &amp;0 (const &amp;0 &amp;0 (head &amp;0 _0)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.026967" calcext:value-type="float">
            <text:p>5,026967</text:p>
          </table:table-cell>
          <table:table-cell table:style-name="ce4" office:value-type="string" calcext:value-type="string">
            <text:p>map &amp;0 &amp;0 (const &amp;0 &amp;0 (head &amp;0 _0)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328808" calcext:value-type="float">
            <text:p>0,328808</text:p>
          </table:table-cell>
          <table:table-cell table:style-name="ce4" office:value-type="string" calcext:value-type="string">
            <text:p>map &amp;0 &amp;0 (const &amp;0 &amp;0 (head &amp;0 _0)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147395" calcext:value-type="float">
            <text:p>0,147395</text:p>
          </table:table-cell>
          <table:table-cell table:style-name="ce4" office:value-type="string" calcext:value-type="string">
            <text:p>map &amp;0 &amp;0 (const &amp;0 &amp;0 (head &amp;0 _0)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802869" calcext:value-type="float">
            <text:p>0,802869</text:p>
          </table:table-cell>
          <table:table-cell table:style-name="ce4" office:value-type="string" calcext:value-type="string">
            <text:p>map &amp;0 &amp;0 (const &amp;0 &amp;0 (head &amp;0 _0)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225541" calcext:value-type="float">
            <text:p>0,225541</text:p>
          </table:table-cell>
          <table:table-cell table:style-name="ce4" office:value-type="string" calcext:value-type="string">
            <text:p>map &amp;0 &amp;0 (const &amp;0 &amp;0 (head &amp;0 _0)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166823" calcext:value-type="float">
            <text:p>0,166823</text:p>
          </table:table-cell>
          <table:table-cell table:style-name="ce4" office:value-type="string" calcext:value-type="string">
            <text:p>map &amp;0 &amp;0 (const &amp;0 &amp;0 (head &amp;0 _0)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343008" calcext:value-type="float">
            <text:p>0,343008</text:p>
          </table:table-cell>
          <table:table-cell table:style-name="ce4" office:value-type="string" calcext:value-type="string">
            <text:p>map &amp;0 &amp;0 (const &amp;0 &amp;0 (head &amp;0 _0)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315716" calcext:value-type="float">
            <text:p>0,315716</text:p>
          </table:table-cell>
          <table:table-cell table:style-name="ce4" office:value-type="string" calcext:value-type="string">
            <text:p>map &amp;0 &amp;0 (const &amp;0 &amp;0 (head &amp;0 _0)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21742" calcext:value-type="float">
            <text:p>0,21742</text:p>
          </table:table-cell>
          <table:table-cell table:style-name="ce4" office:value-type="string" calcext:value-type="string">
            <text:p>map &amp;0 &amp;0 (const &amp;0 &amp;0 (head &amp;0 _0)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.273248" calcext:value-type="float">
            <text:p>1,273248</text:p>
          </table:table-cell>
          <table:table-cell table:style-name="ce4" office:value-type="string" calcext:value-type="string">
            <text:p>map &amp;0 &amp;0 (const &amp;0 &amp;0 (head &amp;0 _0)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289493" calcext:value-type="float">
            <text:p>0,289493</text:p>
          </table:table-cell>
          <table:table-cell table:style-name="ce4" office:value-type="string" calcext:value-type="string">
            <text:p>map &amp;0 &amp;0 (const &amp;0 &amp;0 (head &amp;0 _0)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230303" calcext:value-type="float">
            <text:p>0,230303</text:p>
          </table:table-cell>
          <table:table-cell table:style-name="ce4" office:value-type="string" calcext:value-type="string">
            <text:p>map &amp;0 &amp;0 (const &amp;0 &amp;0 (head &amp;0 _0)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322672" calcext:value-type="float">
            <text:p>0,322672</text:p>
          </table:table-cell>
          <table:table-cell table:style-name="ce5" office:value-type="string" calcext:value-type="string">
            <text:p>map &amp;0 &amp;0 (const &amp;0 &amp;0 (head &amp;0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20];[.G20];[.L20];[.Q20];[.V20];[.AA20];[.AF20];[.AK20];[.AP20];[.AU20];[.AZ20];[.BE20];[.BJ20];[.BO20];[.BT20])" office:value-type="float" office:value="0.147395" calcext:value-type="float">
            <text:p>0,147395</text:p>
          </table:table-cell>
          <table:table-cell table:style-name="ce6" office:value-type="string" calcext:value-type="string">
            <text:p>multfirst</text:p>
          </table:table-cell>
          <table:table-cell table:style-name="ce7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ultlast</text:p>
          </table:table-cell>
          <table:table-cell table:style-name="ce2" office:value-type="float" office:value="9.721283" calcext:value-type="float">
            <text:p>9,721283</text:p>
          </table:table-cell>
          <table:table-cell table:style-name="ce2" office:value-type="string" calcext:value-type="string">
            <text:p>map &amp;0 &amp;0 (const &amp;0 &amp;0 (head &amp;0 (reverse &amp;0 _0))) _0</text:p>
          </table:table-cell>
          <table:table-cell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.118883" calcext:value-type="float">
            <text:p>1,118883</text:p>
          </table:table-cell>
          <table:table-cell table:style-name="ce4" office:value-type="string" calcext:value-type="string">
            <text:p>map &amp;0 &amp;0 (const &amp;0 &amp;0 (head &amp;0 (reverse &amp;0 _0))) _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9.954683" calcext:value-type="float">
            <text:p>39,954683</text:p>
          </table:table-cell>
          <table:table-cell table:style-name="ce4" office:value-type="string" calcext:value-type="string">
            <text:p>map &amp;0 &amp;0 (head (&amp;0 -&gt; &amp;0) (map &amp;0 (&amp;0 -&gt; &amp;0) (const &amp;0 &amp;0) (reverse &amp;0 _0))) _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.295139" calcext:value-type="float">
            <text:p>3,295139</text:p>
          </table:table-cell>
          <table:table-cell table:style-name="ce4" office:value-type="string" calcext:value-type="string">
            <text:p>map &amp;0 &amp;0 (const &amp;0 &amp;0 (head &amp;0 (reverse &amp;0 _0))) _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.869795" calcext:value-type="float">
            <text:p>0,869795</text:p>
          </table:table-cell>
          <table:table-cell table:style-name="ce4" office:value-type="string" calcext:value-type="string">
            <text:p>map &amp;0 &amp;0 (const &amp;0 &amp;0 (head &amp;0 (reverse &amp;0 _0))) _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1.55407" calcext:value-type="float">
            <text:p>21,55407</text:p>
          </table:table-cell>
          <table:table-cell table:style-name="ce4" office:value-type="string" calcext:value-type="string">
            <text:p>map &amp;0 &amp;0 (const &amp;0 &amp;0 (head &amp;0 (reverse &amp;0 _0))) _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.368978" calcext:value-type="float">
            <text:p>1,368978</text:p>
          </table:table-cell>
          <table:table-cell table:style-name="ce4" office:value-type="string" calcext:value-type="string">
            <text:p>map &amp;0 &amp;0 (const &amp;0 &amp;0 (head &amp;0 (reverse &amp;0 _0))) _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.702932" calcext:value-type="float">
            <text:p>0,702932</text:p>
          </table:table-cell>
          <table:table-cell table:style-name="ce4" office:value-type="string" calcext:value-type="string">
            <text:p>map &amp;0 &amp;0 (const &amp;0 &amp;0 (head &amp;0 (reverse &amp;0 _0))) _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.574752" calcext:value-type="float">
            <text:p>4,574752</text:p>
          </table:table-cell>
          <table:table-cell table:style-name="ce4" office:value-type="string" calcext:value-type="string">
            <text:p>map &amp;0 &amp;0 (const &amp;0 &amp;0 (head &amp;0 (reverse &amp;0 _0))) _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.01591" calcext:value-type="float">
            <text:p>2,01591</text:p>
          </table:table-cell>
          <table:table-cell table:style-name="ce4" office:value-type="string" calcext:value-type="string">
            <text:p>map &amp;0 &amp;0 (const &amp;0 &amp;0 (head &amp;0 (reverse &amp;0 _0))) _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.088024" calcext:value-type="float">
            <text:p>1,088024</text:p>
          </table:table-cell>
          <table:table-cell table:style-name="ce4" office:value-type="string" calcext:value-type="string">
            <text:p>map &amp;0 &amp;0 (const &amp;0 &amp;0 (head &amp;0 (reverse &amp;0 _0))) _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7.627156" calcext:value-type="float">
            <text:p>57,627156</text:p>
          </table:table-cell>
          <table:table-cell table:style-name="ce4" office:value-type="string" calcext:value-type="string">
            <text:p>Not found</text:p>
          </table:table-cell>
          <table:table-cell table:style-name="ce2" table:number-columns-repeated="3"/>
          <table:table-cell table:style-name="ce2" office:value-type="float" office:value="1.774189" calcext:value-type="float">
            <text:p>1,774189</text:p>
          </table:table-cell>
          <table:table-cell table:style-name="ce4" office:value-type="string" calcext:value-type="string">
            <text:p>map &amp;0 &amp;0 (const &amp;0 &amp;0 (head &amp;0 (reverse &amp;0 _0))) _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.89619" calcext:value-type="float">
            <text:p>0,89619</text:p>
          </table:table-cell>
          <table:table-cell table:style-name="ce4" office:value-type="string" calcext:value-type="string">
            <text:p>map &amp;0 &amp;0 (const &amp;0 &amp;0 (head &amp;0 (reverse &amp;0 _0))) _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0.046045" calcext:value-type="float">
            <text:p>50,046045</text:p>
          </table:table-cell>
          <table:table-cell table:style-name="ce5" office:value-type="string" calcext:value-type="string">
            <text:p>map &amp;0 &amp;0 (head (&amp;0 -&gt; &amp;0) (map &amp;0 (&amp;0 -&gt; &amp;0) (const &amp;0 &amp;0) (reverse &amp;0 _0))) _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21];[.G21];[.L21];[.Q21];[.V21];[.AA21];[.AF21];[.AK21];[.AP21];[.AU21];[.AZ21];[.BE21];[.BJ21];[.BO21];[.BT21])" office:value-type="float" office:value="0.702932" calcext:value-type="float">
            <text:p>0,702932</text:p>
          </table:table-cell>
          <table:table-cell table:style-name="ce6" office:value-type="string" calcext:value-type="string">
            <text:p>multlast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th</text:p>
          </table:table-cell>
          <table:table-cell table:style-name="ce2" office:value-type="float" office:value="94.523131" calcext:value-type="float">
            <text:p>94,523131</text:p>
          </table:table-cell>
          <table:table-cell table:style-name="ce2" office:value-type="string" calcext:value-type="string">
            <text:p>head &amp;0 (drop &amp;0 _0 (con &amp;0 (head &amp;0 _1) _1))</text:p>
          </table:table-cell>
          <table:table-cell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707618" calcext:value-type="float">
            <text:p>0,707618</text:p>
          </table:table-cell>
          <table:table-cell table:style-name="ce4" office:value-type="string" calcext:value-type="string">
            <text:p>head &amp;0 (drop &amp;0 _0 (con &amp;0 (head &amp;0 _1) _1))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2.888288" calcext:value-type="float">
            <text:p>12,888288</text:p>
          </table:table-cell>
          <table:table-cell table:style-name="ce4" office:value-type="string" calcext:value-type="string">
            <text:p>Not found</text:p>
          </table:table-cell>
          <table:table-cell table:style-name="ce2" table:number-columns-repeated="3"/>
          <table:table-cell table:style-name="ce2" office:value-type="float" office:value="0.995412" calcext:value-type="float">
            <text:p>0,995412</text:p>
          </table:table-cell>
          <table:table-cell table:style-name="ce4" office:value-type="string" calcext:value-type="string">
            <text:p>head &amp;0 (drop &amp;0 _0 (con &amp;0 (head &amp;0 _1) _1))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6061" calcext:value-type="float">
            <text:p>0,46061</text:p>
          </table:table-cell>
          <table:table-cell table:style-name="ce4" office:value-type="string" calcext:value-type="string">
            <text:p>head &amp;0 (drop &amp;0 _0 (con &amp;0 (head &amp;0 _1) _1))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5.562236" calcext:value-type="float">
            <text:p>15,562236</text:p>
          </table:table-cell>
          <table:table-cell table:style-name="ce4" office:value-type="string" calcext:value-type="string">
            <text:p>Not found</text:p>
          </table:table-cell>
          <table:table-cell table:style-name="ce2" table:number-columns-repeated="3"/>
          <table:table-cell table:style-name="ce2" office:value-type="float" office:value="0.659748" calcext:value-type="float">
            <text:p>0,659748</text:p>
          </table:table-cell>
          <table:table-cell table:style-name="ce4" office:value-type="string" calcext:value-type="string">
            <text:p>head &amp;0 (drop &amp;0 _0 (con &amp;0 (head &amp;0 _1) _1))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57098" calcext:value-type="float">
            <text:p>0,457098</text:p>
          </table:table-cell>
          <table:table-cell table:style-name="ce4" office:value-type="string" calcext:value-type="string">
            <text:p>head &amp;0 (drop &amp;0 _0 (con &amp;0 (head &amp;0 _1) _1))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6.29703" calcext:value-type="float">
            <text:p>16,29703</text:p>
          </table:table-cell>
          <table:table-cell table:style-name="ce4" office:value-type="string" calcext:value-type="string">
            <text:p>Not found</text:p>
          </table:table-cell>
          <table:table-cell table:style-name="ce2" table:number-columns-repeated="3"/>
          <table:table-cell table:style-name="ce2" office:value-type="float" office:value="0.709385" calcext:value-type="float">
            <text:p>0,709385</text:p>
          </table:table-cell>
          <table:table-cell table:style-name="ce4" office:value-type="string" calcext:value-type="string">
            <text:p>head &amp;0 (drop &amp;0 _0 (con &amp;0 (head &amp;0 _1) _1))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60471" calcext:value-type="float">
            <text:p>0,460471</text:p>
          </table:table-cell>
          <table:table-cell table:style-name="ce4" office:value-type="string" calcext:value-type="string">
            <text:p>head &amp;0 (drop &amp;0 _0 (con &amp;0 (head &amp;0 _1) _1))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6.127725" calcext:value-type="float">
            <text:p>16,127725</text:p>
          </table:table-cell>
          <table:table-cell table:style-name="ce4" office:value-type="string" calcext:value-type="string">
            <text:p>Not found</text:p>
          </table:table-cell>
          <table:table-cell table:style-name="ce2" table:number-columns-repeated="3"/>
          <table:table-cell table:style-name="ce2" office:value-type="float" office:value="0.51495" calcext:value-type="float">
            <text:p>0,51495</text:p>
          </table:table-cell>
          <table:table-cell table:style-name="ce4" office:value-type="string" calcext:value-type="string">
            <text:p>head &amp;0 (drop &amp;0 _0 (con &amp;0 (head &amp;0 _1) _1))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11868" calcext:value-type="float">
            <text:p>0,411868</text:p>
          </table:table-cell>
          <table:table-cell table:style-name="ce4" office:value-type="string" calcext:value-type="string">
            <text:p>head &amp;0 (drop &amp;0 _0 (con &amp;0 (head &amp;0 _1) _1))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6.219216" calcext:value-type="float">
            <text:p>16,219216</text:p>
          </table:table-cell>
          <table:table-cell table:style-name="ce5" office:value-type="string" calcext:value-type="string">
            <text:p>Not found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table:formula="of:=MIN([.B22];[.G22];[.L22];[.Q22];[.V22];[.AA22];[.AF22];[.AK22];[.AP22];[.AU22];[.AZ22];[.BE22];[.BJ22];[.BO22];[.BT22])" office:value-type="float" office:value="0.411868" calcext:value-type="float">
            <text:p>0,411868</text:p>
          </table:table-cell>
          <table:table-cell table:style-name="ce6" office:value-type="string" calcext:value-type="string">
            <text:p>nth</text:p>
          </table:table-cell>
          <table:table-cell table:style-name="ce7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eplicate</text:p>
          </table:table-cell>
          <table:table-cell table:style-name="ce2" office:value-type="float" office:value="0.20369" calcext:value-type="float">
            <text:p>0,20369</text:p>
          </table:table-cell>
          <table:table-cell table:style-name="ce2" office:value-type="string" calcext:value-type="string">
            <text:p>b_foldNat (List &amp;0) (con &amp;0 _0) (nil &amp;0) _1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062077" calcext:value-type="float">
            <text:p>0,062077</text:p>
          </table:table-cell>
          <table:table-cell table:style-name="ce4" office:value-type="string" calcext:value-type="string">
            <text:p>b_foldNat (List &amp;0) (con &amp;0 _0) (nil &amp;0) _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.488398" calcext:value-type="float">
            <text:p>3,488398</text:p>
          </table:table-cell>
          <table:table-cell table:style-name="ce4" office:value-type="string" calcext:value-type="string">
            <text:p>b_foldNat (List &amp;0) (con &amp;0 _0) (nil &amp;0) _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047194" calcext:value-type="float">
            <text:p>0,047194</text:p>
          </table:table-cell>
          <table:table-cell table:style-name="ce4" office:value-type="string" calcext:value-type="string">
            <text:p>b_foldNat (List &amp;0) (con &amp;0 _0) (nil &amp;0) _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048736" calcext:value-type="float">
            <text:p>0,048736</text:p>
          </table:table-cell>
          <table:table-cell table:style-name="ce4" office:value-type="string" calcext:value-type="string">
            <text:p>b_foldNat (List &amp;0) (con &amp;0 _0) (nil &amp;0) _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.860193" calcext:value-type="float">
            <text:p>1,860193</text:p>
          </table:table-cell>
          <table:table-cell table:style-name="ce4" office:value-type="string" calcext:value-type="string">
            <text:p>b_foldNat (List &amp;0) (con &amp;0 _0) (nil &amp;0) _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03966" calcext:value-type="float">
            <text:p>0,03966</text:p>
          </table:table-cell>
          <table:table-cell table:style-name="ce4" office:value-type="string" calcext:value-type="string">
            <text:p>b_foldNat (List &amp;0) (con &amp;0 _0) (nil &amp;0) _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035631" calcext:value-type="float">
            <text:p>0,035631</text:p>
          </table:table-cell>
          <table:table-cell table:style-name="ce4" office:value-type="string" calcext:value-type="string">
            <text:p>b_foldNat (List &amp;0) (con &amp;0 _0) (nil &amp;0) _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237007" calcext:value-type="float">
            <text:p>0,237007</text:p>
          </table:table-cell>
          <table:table-cell table:style-name="ce4" office:value-type="string" calcext:value-type="string">
            <text:p>b_foldNat (List &amp;0) (con &amp;0 _0) (nil &amp;0) _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074687" calcext:value-type="float">
            <text:p>0,074687</text:p>
          </table:table-cell>
          <table:table-cell table:style-name="ce4" office:value-type="string" calcext:value-type="string">
            <text:p>b_foldNat (List &amp;0) (con &amp;0 _0) (nil &amp;0) _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094596" calcext:value-type="float">
            <text:p>0,094596</text:p>
          </table:table-cell>
          <table:table-cell table:style-name="ce4" office:value-type="string" calcext:value-type="string">
            <text:p>b_foldNat (List &amp;0) (con &amp;0 _0) (nil &amp;0) _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.070959" calcext:value-type="float">
            <text:p>1,070959</text:p>
          </table:table-cell>
          <table:table-cell table:style-name="ce4" office:value-type="string" calcext:value-type="string">
            <text:p>b_foldNat (List &amp;0) (con &amp;0 _0) (nil &amp;0) _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058551" calcext:value-type="float">
            <text:p>0,058551</text:p>
          </table:table-cell>
          <table:table-cell table:style-name="ce4" office:value-type="string" calcext:value-type="string">
            <text:p>b_foldNat (List &amp;0) (con &amp;0 _0) (nil &amp;0) _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067356" calcext:value-type="float">
            <text:p>0,067356</text:p>
          </table:table-cell>
          <table:table-cell table:style-name="ce4" office:value-type="string" calcext:value-type="string">
            <text:p>b_foldNat (List &amp;0) (con &amp;0 _0) (nil &amp;0) _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.095817" calcext:value-type="float">
            <text:p>1,095817</text:p>
          </table:table-cell>
          <table:table-cell table:style-name="ce5" office:value-type="string" calcext:value-type="string">
            <text:p>b_foldNat (List &amp;0) (con &amp;0 _0) (nil &amp;0) _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/>
          <table:table-cell table:formula="of:=MIN([.B23];[.G23];[.L23];[.Q23];[.V23];[.AA23];[.AF23];[.AK23];[.AP23];[.AU23];[.AZ23];[.BE23];[.BJ23];[.BO23];[.BT23])" office:value-type="float" office:value="0.035631" calcext:value-type="float">
            <text:p>0,035631</text:p>
          </table:table-cell>
          <table:table-cell table:style-name="ce6" office:value-type="string" calcext:value-type="string">
            <text:p>replicate</text:p>
          </table:table-cell>
          <table:table-cell table:style-name="ce7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everse</text:p>
          </table:table-cell>
          <table:table-cell table:style-name="ce2" office:value-type="float" office:value="15.773842" calcext:value-type="float">
            <text:p>15,773842</text:p>
          </table:table-cell>
          <table:table-cell table:style-name="ce2"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349408" calcext:value-type="float">
            <text:p>0,349408</text:p>
          </table:table-cell>
          <table:table-cell table:style-name="ce4" office:value-type="string" calcext:value-type="string">
            <text:p>foldl (List &amp;0) &amp;0 (flip &amp;0 (List &amp;0) (List &amp;0) (con &amp;0)) (nil &amp;0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.784794" calcext:value-type="float">
            <text:p>9,784794</text:p>
          </table:table-cell>
          <table:table-cell table:style-name="ce4" office:value-type="string" calcext:value-type="string">
            <text:p>foldl (List &amp;0) &amp;0 (flip &amp;0 (List &amp;0) (List &amp;0) (con &amp;0)) (nil &amp;0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513571" calcext:value-type="float">
            <text:p>0,513571</text:p>
          </table:table-cell>
          <table:table-cell table:style-name="ce4" office:value-type="string" calcext:value-type="string">
            <text:p>foldl (List &amp;0) &amp;0 (flip &amp;0 (List &amp;0) (List &amp;0) (con &amp;0)) (nil &amp;0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254265" calcext:value-type="float">
            <text:p>0,254265</text:p>
          </table:table-cell>
          <table:table-cell table:style-name="ce4" office:value-type="string" calcext:value-type="string">
            <text:p>foldl (List &amp;0) &amp;0 (flip &amp;0 (List &amp;0) (List &amp;0) (con &amp;0)) (nil &amp;0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1.779021" calcext:value-type="float">
            <text:p>11,779021</text:p>
          </table:table-cell>
          <table:table-cell table:style-name="ce4" office:value-type="string" calcext:value-type="string">
            <text:p>foldl (List &amp;0) &amp;0 (flip &amp;0 (List &amp;0) (List &amp;0) (con &amp;0)) (nil &amp;0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.254063" calcext:value-type="float">
            <text:p>1,254063</text:p>
          </table:table-cell>
          <table:table-cell table:style-name="ce4" office:value-type="string" calcext:value-type="string">
            <text:p>foldl (List &amp;0) &amp;0 (flip &amp;0 (List &amp;0) (List &amp;0) (con &amp;0)) (nil &amp;0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740099" calcext:value-type="float">
            <text:p>0,740099</text:p>
          </table:table-cell>
          <table:table-cell table:style-name="ce4" office:value-type="string" calcext:value-type="string">
            <text:p>foldl (List &amp;0) &amp;0 (flip &amp;0 (List &amp;0) (List &amp;0) (con &amp;0)) (nil &amp;0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3.053304" calcext:value-type="float">
            <text:p>33,053304</text:p>
          </table:table-cell>
          <table:table-cell table:style-name="ce4" office:value-type="string" calcext:value-type="string">
            <text:p>foldl (List &amp;0) &amp;0 (flip &amp;0 (List &amp;0) (List &amp;0) (con &amp;0)) (nil &amp;0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.442474" calcext:value-type="float">
            <text:p>6,442474</text:p>
          </table:table-cell>
          <table:table-cell table:style-name="ce4" office:value-type="string" calcext:value-type="string">
            <text:p>foldl (List &amp;0) &amp;0 (flip &amp;0 (List &amp;0) (List &amp;0) (con &amp;0)) (nil &amp;0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.943672" calcext:value-type="float">
            <text:p>2,943672</text:p>
          </table:table-cell>
          <table:table-cell table:style-name="ce4" office:value-type="string" calcext:value-type="string">
            <text:p>foldl (List &amp;0) &amp;0 (flip &amp;0 (List &amp;0) (List &amp;0) (con &amp;0)) (nil &amp;0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8.628601" calcext:value-type="float">
            <text:p>48,628601</text:p>
          </table:table-cell>
          <table:table-cell table:style-name="ce4" office:value-type="string" calcext:value-type="string">
            <text:p>foldl (List &amp;0) &amp;0 (flip &amp;0 (List &amp;0) (List &amp;0) (con &amp;0)) (nil &amp;0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.081202" calcext:value-type="float">
            <text:p>3,081202</text:p>
          </table:table-cell>
          <table:table-cell table:style-name="ce4" office:value-type="string" calcext:value-type="string">
            <text:p>foldl (List &amp;0) &amp;0 (flip &amp;0 (List &amp;0) (List &amp;0) (con &amp;0)) (nil &amp;0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.567952" calcext:value-type="float">
            <text:p>1,567952</text:p>
          </table:table-cell>
          <table:table-cell table:style-name="ce4" office:value-type="string" calcext:value-type="string">
            <text:p>foldl (List &amp;0) &amp;0 (flip &amp;0 (List &amp;0) (List &amp;0) (con &amp;0)) (nil &amp;0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1.265185" calcext:value-type="float">
            <text:p>41,265185</text:p>
          </table:table-cell>
          <table:table-cell table:style-name="ce5"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/>
          <table:table-cell table:formula="of:=MIN([.B24];[.G24];[.L24];[.Q24];[.V24];[.AA24];[.AF24];[.AK24];[.AP24];[.AU24];[.AZ24];[.BE24];[.BJ24];[.BO24];[.BT24])" office:value-type="float" office:value="0.254265" calcext:value-type="float">
            <text:p>0,254265</text:p>
          </table:table-cell>
          <table:table-cell table:style-name="ce6" office:value-type="string" calcext:value-type="string">
            <text:p>reverse</text:p>
          </table:table-cell>
          <table:table-cell table:style-name="ce7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tutter</text:p>
          </table:table-cell>
          <table:table-cell table:style-name="ce2" office:value-type="float" office:value="192.193623" calcext:value-type="float">
            <text:p>192,193623</text:p>
          </table:table-cell>
          <table:table-cell table:style-name="ce2" office:value-type="string" calcext:value-type="string">
            <text:p>concat &amp;0 (map &amp;0 (List &amp;0) (replicate &amp;0 (b_succ (b_succ b_zero))) _0)</text:p>
          </table:table-cell>
          <table:table-cell office:value-type="float" office:value="13" calcext:value-type="float">
            <text:p>1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.597611" calcext:value-type="float">
            <text:p>6,597611</text:p>
          </table:table-cell>
          <table:table-cell table:style-name="ce4" office:value-type="string" calcext:value-type="string">
            <text:p>concat &amp;0 (map &amp;0 (List &amp;0) (replicate &amp;0 (b_succ (b_succ b_zero))) _0)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76.808739" calcext:value-type="float">
            <text:p>76,808739</text:p>
          </table:table-cell>
          <table:table-cell table:style-name="ce4" office:value-type="string" calcext:value-type="string">
            <text:p>Not found</text:p>
          </table:table-cell>
          <table:table-cell table:style-name="ce2" table:number-columns-repeated="3"/>
          <table:table-cell table:style-name="ce2" office:value-type="float" office:value="14.318613" calcext:value-type="float">
            <text:p>14,318613</text:p>
          </table:table-cell>
          <table:table-cell table:style-name="ce4" office:value-type="string" calcext:value-type="string">
            <text:p>concat &amp;0 (map &amp;0 (List &amp;0) (replicate &amp;0 (b_succ (b_succ b_zero))) _0)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.396909" calcext:value-type="float">
            <text:p>4,396909</text:p>
          </table:table-cell>
          <table:table-cell table:style-name="ce4" office:value-type="string" calcext:value-type="string">
            <text:p>concat &amp;0 (map &amp;0 (List &amp;0) (replicate &amp;0 (b_succ (b_succ b_zero))) _0)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0.441523" calcext:value-type="float">
            <text:p>90,441523</text:p>
          </table:table-cell>
          <table:table-cell table:style-name="ce4" office:value-type="string" calcext:value-type="string">
            <text:p>Not found</text:p>
          </table:table-cell>
          <table:table-cell table:style-name="ce2" table:number-columns-repeated="3"/>
          <table:table-cell table:style-name="ce2" office:value-type="float" office:value="4.352798" calcext:value-type="float">
            <text:p>4,352798</text:p>
          </table:table-cell>
          <table:table-cell table:style-name="ce4" office:value-type="string" calcext:value-type="string">
            <text:p>concat &amp;0 (map &amp;0 (List &amp;0) (replicate &amp;0 (b_succ (b_succ b_zero))) _0)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.491215" calcext:value-type="float">
            <text:p>2,491215</text:p>
          </table:table-cell>
          <table:table-cell table:style-name="ce4" office:value-type="string" calcext:value-type="string">
            <text:p>concat &amp;0 (map &amp;0 (List &amp;0) (replicate &amp;0 (b_succ (b_succ b_zero))) _0)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5.81899" calcext:value-type="float">
            <text:p>95,81899</text:p>
          </table:table-cell>
          <table:table-cell table:style-name="ce4" office:value-type="string" calcext:value-type="string">
            <text:p>Not found</text:p>
          </table:table-cell>
          <table:table-cell table:style-name="ce2" table:number-columns-repeated="3"/>
          <table:table-cell table:style-name="ce2" office:value-type="float" office:value="6.476007" calcext:value-type="float">
            <text:p>6,476007</text:p>
          </table:table-cell>
          <table:table-cell table:style-name="ce4" office:value-type="string" calcext:value-type="string">
            <text:p>concat &amp;0 (map &amp;0 (List &amp;0) (replicate &amp;0 (b_succ (b_succ b_zero))) _0)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.149249" calcext:value-type="float">
            <text:p>5,149249</text:p>
          </table:table-cell>
          <table:table-cell table:style-name="ce4" office:value-type="string" calcext:value-type="string">
            <text:p>concat &amp;0 (map &amp;0 (List &amp;0) (replicate &amp;0 (b_succ (b_succ b_zero))) _0)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4.875343" calcext:value-type="float">
            <text:p>94,875343</text:p>
          </table:table-cell>
          <table:table-cell table:style-name="ce4" office:value-type="string" calcext:value-type="string">
            <text:p>Not found</text:p>
          </table:table-cell>
          <table:table-cell table:style-name="ce2" table:number-columns-repeated="3"/>
          <table:table-cell table:style-name="ce2" office:value-type="float" office:value="4.264716" calcext:value-type="float">
            <text:p>4,264716</text:p>
          </table:table-cell>
          <table:table-cell table:style-name="ce4" office:value-type="string" calcext:value-type="string">
            <text:p>concat &amp;0 (map &amp;0 (List &amp;0) (replicate &amp;0 (b_succ (b_succ b_zero))) _0)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.414742" calcext:value-type="float">
            <text:p>2,414742</text:p>
          </table:table-cell>
          <table:table-cell table:style-name="ce4" office:value-type="string" calcext:value-type="string">
            <text:p>concat &amp;0 (map &amp;0 (List &amp;0) (replicate &amp;0 (b_succ (b_succ b_zero))) _0)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5.397397" calcext:value-type="float">
            <text:p>95,397397</text:p>
          </table:table-cell>
          <table:table-cell table:style-name="ce5" office:value-type="string" calcext:value-type="string">
            <text:p>Not found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table:formula="of:=MIN([.B25];[.G25];[.L25];[.Q25];[.V25];[.AA25];[.AF25];[.AK25];[.AP25];[.AU25];[.AZ25];[.BE25];[.BJ25];[.BO25];[.BT25])" office:value-type="float" office:value="2.414742" calcext:value-type="float">
            <text:p>2,414742</text:p>
          </table:table-cell>
          <table:table-cell table:style-name="ce6" office:value-type="string" calcext:value-type="string">
            <text:p>stutter</text:p>
          </table:table-cell>
          <table:table-cell table:style-name="ce7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um</text:p>
          </table:table-cell>
          <table:table-cell table:style-name="ce2" office:value-type="float" office:value="0.050022" calcext:value-type="float">
            <text:p>0,050022</text:p>
          </table:table-cell>
          <table:table-cell table:style-name="ce2" office:value-type="string" calcext:value-type="string">
            <text:p>foldl Int Int b_add b_zero _0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24654" calcext:value-type="float">
            <text:p>0,024654</text:p>
          </table:table-cell>
          <table:table-cell table:style-name="ce4" office:value-type="string" calcext:value-type="string">
            <text:p>foldl Int Int b_add b_zero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689478" calcext:value-type="float">
            <text:p>0,689478</text:p>
          </table:table-cell>
          <table:table-cell table:style-name="ce4" office:value-type="string" calcext:value-type="string">
            <text:p>foldl Int Int b_add b_zero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32457" calcext:value-type="float">
            <text:p>0,032457</text:p>
          </table:table-cell>
          <table:table-cell table:style-name="ce4" office:value-type="string" calcext:value-type="string">
            <text:p>foldl Int Int b_add b_zero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24043" calcext:value-type="float">
            <text:p>0,024043</text:p>
          </table:table-cell>
          <table:table-cell table:style-name="ce4" office:value-type="string" calcext:value-type="string">
            <text:p>foldl Int Int b_add b_zero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70993" calcext:value-type="float">
            <text:p>0,70993</text:p>
          </table:table-cell>
          <table:table-cell table:style-name="ce4" office:value-type="string" calcext:value-type="string">
            <text:p>foldl Int Int b_add b_zero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29597" calcext:value-type="float">
            <text:p>0,029597</text:p>
          </table:table-cell>
          <table:table-cell table:style-name="ce4" office:value-type="string" calcext:value-type="string">
            <text:p>foldr Int Int b_add b_zero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29754" calcext:value-type="float">
            <text:p>0,029754</text:p>
          </table:table-cell>
          <table:table-cell table:style-name="ce4" office:value-type="string" calcext:value-type="string">
            <text:p>foldr Int Int b_add b_zero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812001" calcext:value-type="float">
            <text:p>0,812001</text:p>
          </table:table-cell>
          <table:table-cell table:style-name="ce4" office:value-type="string" calcext:value-type="string">
            <text:p>foldr Int Int b_add b_zero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87835" calcext:value-type="float">
            <text:p>0,087835</text:p>
          </table:table-cell>
          <table:table-cell table:style-name="ce4" office:value-type="string" calcext:value-type="string">
            <text:p>foldl Int Int b_add b_zero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82758" calcext:value-type="float">
            <text:p>0,082758</text:p>
          </table:table-cell>
          <table:table-cell table:style-name="ce4" office:value-type="string" calcext:value-type="string">
            <text:p>foldl Int Int b_add b_zero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964171" calcext:value-type="float">
            <text:p>0,964171</text:p>
          </table:table-cell>
          <table:table-cell table:style-name="ce4" office:value-type="string" calcext:value-type="string">
            <text:p>foldl Int Int b_add b_zero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6931" calcext:value-type="float">
            <text:p>0,06931</text:p>
          </table:table-cell>
          <table:table-cell table:style-name="ce4" office:value-type="string" calcext:value-type="string">
            <text:p>foldl Int Int b_add b_zero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67294" calcext:value-type="float">
            <text:p>0,067294</text:p>
          </table:table-cell>
          <table:table-cell table:style-name="ce4" office:value-type="string" calcext:value-type="string">
            <text:p>foldr Int Int b_add b_zero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965977" calcext:value-type="float">
            <text:p>0,965977</text:p>
          </table:table-cell>
          <table:table-cell table:style-name="ce5" office:value-type="string" calcext:value-type="string">
            <text:p>foldl Int Int b_add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/>
          <table:table-cell table:formula="of:=MIN([.B26];[.G26];[.L26];[.Q26];[.V26];[.AA26];[.AF26];[.AK26];[.AP26];[.AU26];[.AZ26];[.BE26];[.BJ26];[.BO26];[.BT26])" office:value-type="float" office:value="0.024043" calcext:value-type="float">
            <text:p>0,024043</text:p>
          </table:table-cell>
          <table:table-cell table:style-name="ce1" office:value-type="string" calcext:value-type="string">
            <text:p>sum</text:p>
          </table:table-cell>
          <table:table-cell table:style-name="ce7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2"/>
          <table:table-cell table:style-name="Default"/>
          <table:table-cell table:number-columns-repeated="11"/>
          <table:table-cell table:style-name="ce1"/>
          <table:table-cell table:number-columns-repeated="14"/>
          <table:table-cell table:style-name="ce1"/>
          <table:table-cell table:number-columns-repeated="14"/>
          <table:table-cell table:style-name="ce1"/>
          <table:table-cell table:number-columns-repeated="14"/>
          <table:table-cell table:style-name="ce1"/>
          <table:table-cell table:number-columns-repeated="24"/>
        </table:table-row>
        <table:table-row table:style-name="ro1">
          <table:table-cell table:style-name="ce1" office:value-type="string" calcext:value-type="string">
            <text:p>average time</text:p>
          </table:table-cell>
          <table:table-cell table:formula="of:=AVERAGE([.B4:.B26])" office:value-type="float" office:value="14.9600399565217" calcext:value-type="float">
            <text:p>14,9600399565</text:p>
          </table:table-cell>
          <table:table-cell/>
          <table:table-cell table:style-name="Default"/>
          <table:table-cell table:number-columns-repeated="2"/>
          <table:table-cell table:formula="of:=AVERAGE([.G4:.G26])" office:value-type="float" office:value="0.904501652173913" calcext:value-type="float">
            <text:p>0,9045016522</text:p>
          </table:table-cell>
          <table:table-cell table:number-columns-repeated="4"/>
          <table:table-cell table:formula="of:=AVERAGE([.L4:.L26])" office:value-type="float" office:value="11.9293400434783" calcext:value-type="float">
            <text:p>11,9293400435</text:p>
          </table:table-cell>
          <table:table-cell table:number-columns-repeated="3"/>
          <table:table-cell table:style-name="ce1"/>
          <table:table-cell table:formula="of:=AVERAGE([.Q4:.Q26])" office:value-type="float" office:value="1.64135056521739" calcext:value-type="float">
            <text:p>1,6413505652</text:p>
          </table:table-cell>
          <table:table-cell table:number-columns-repeated="4"/>
          <table:table-cell table:formula="of:=AVERAGE([.V4:.V26])" office:value-type="float" office:value="0.885184782608695" calcext:value-type="float">
            <text:p>0,8851847826</text:p>
          </table:table-cell>
          <table:table-cell table:number-columns-repeated="4"/>
          <table:table-cell table:formula="of:=AVERAGE([.AA4:.AA26])" office:value-type="float" office:value="12.4001753913043" calcext:value-type="float">
            <text:p>12,4001753913</text:p>
          </table:table-cell>
          <table:table-cell table:number-columns-repeated="3"/>
          <table:table-cell table:style-name="ce1"/>
          <table:table-cell table:formula="of:=AVERAGE([.AF4:.AF26])" office:value-type="float" office:value="1.12184460869565" calcext:value-type="float">
            <text:p>1,1218446087</text:p>
          </table:table-cell>
          <table:table-cell table:number-columns-repeated="4"/>
          <table:table-cell table:formula="of:=AVERAGE([.AK4:.AK26])" office:value-type="float" office:value="0.869342434782609" calcext:value-type="float">
            <text:p>0,8693424348</text:p>
          </table:table-cell>
          <table:table-cell table:number-columns-repeated="4"/>
          <table:table-cell table:formula="of:=AVERAGE([.AP4:.AP26])" office:value-type="float" office:value="16.322875" calcext:value-type="float">
            <text:p>16,322875</text:p>
          </table:table-cell>
          <table:table-cell table:number-columns-repeated="3"/>
          <table:table-cell table:style-name="ce1"/>
          <table:table-cell table:formula="of:=AVERAGE([.AU4:.AU26])" office:value-type="float" office:value="2.4109242173913" calcext:value-type="float">
            <text:p>2,4109242174</text:p>
          </table:table-cell>
          <table:table-cell table:number-columns-repeated="4"/>
          <table:table-cell table:formula="of:=AVERAGE([.AZ4:.AZ26])" office:value-type="float" office:value="1.70564973913043" calcext:value-type="float">
            <text:p>1,7056497391</text:p>
          </table:table-cell>
          <table:table-cell table:number-columns-repeated="4"/>
          <table:table-cell table:formula="of:=AVERAGE([.BE4:.BE26])" office:value-type="float" office:value="21.5096213913044" calcext:value-type="float">
            <text:p>21,5096213913</text:p>
          </table:table-cell>
          <table:table-cell table:number-columns-repeated="3"/>
          <table:table-cell table:style-name="ce1"/>
          <table:table-cell table:formula="of:=AVERAGE([.BJ4:.BJ26])" office:value-type="float" office:value="2.1480132173913" calcext:value-type="float">
            <text:p>2,1480132174</text:p>
          </table:table-cell>
          <table:table-cell table:number-columns-repeated="4"/>
          <table:table-cell table:formula="of:=AVERAGE([.BO4:.BO26])" office:value-type="float" office:value="1.4406712173913" calcext:value-type="float">
            <text:p>1,4406712174</text:p>
          </table:table-cell>
          <table:table-cell table:number-columns-repeated="4"/>
          <table:table-cell table:formula="of:=AVERAGE([.BT4:.BT26])" office:value-type="float" office:value="20.9109740434783" calcext:value-type="float">
            <text:p>20,9109740435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found</text:p>
          </table:table-cell>
          <table:table-cell/>
          <table:table-cell office:value-type="string" calcext:value-type="string">
            <text:p>23/23</text:p>
          </table:table-cell>
          <table:table-cell table:style-name="Default"/>
          <table:table-cell table:number-columns-repeated="3"/>
          <table:table-cell office:value-type="string" calcext:value-type="string">
            <text:p>23/23</text:p>
          </table:table-cell>
          <table:table-cell table:number-columns-repeated="4"/>
          <table:table-cell office:value-type="string" calcext:value-type="string">
            <text:p>19/23</text:p>
          </table:table-cell>
          <table:table-cell table:number-columns-repeated="2"/>
          <table:table-cell table:style-name="ce1"/>
          <table:table-cell/>
          <table:table-cell office:value-type="string" calcext:value-type="string">
            <text:p>23/23</text:p>
          </table:table-cell>
          <table:table-cell table:number-columns-repeated="4"/>
          <table:table-cell office:value-type="string" calcext:value-type="string">
            <text:p>23/23</text:p>
          </table:table-cell>
          <table:table-cell table:number-columns-repeated="4"/>
          <table:table-cell office:value-type="string" calcext:value-type="string">
            <text:p>19/23</text:p>
          </table:table-cell>
          <table:table-cell table:number-columns-repeated="2"/>
          <table:table-cell table:style-name="ce1"/>
          <table:table-cell/>
          <table:table-cell office:value-type="string" calcext:value-type="string">
            <text:p>23/23</text:p>
          </table:table-cell>
          <table:table-cell table:number-columns-repeated="4"/>
          <table:table-cell office:value-type="string" calcext:value-type="string">
            <text:p>23/23</text:p>
          </table:table-cell>
          <table:table-cell table:number-columns-repeated="4"/>
          <table:table-cell office:value-type="string" calcext:value-type="string">
            <text:p>17/23</text:p>
          </table:table-cell>
          <table:table-cell table:number-columns-repeated="2"/>
          <table:table-cell table:style-name="ce1"/>
          <table:table-cell/>
          <table:table-cell office:value-type="string" calcext:value-type="string">
            <text:p>23/23</text:p>
          </table:table-cell>
          <table:table-cell table:number-columns-repeated="4"/>
          <table:table-cell office:value-type="string" calcext:value-type="string">
            <text:p>23/23</text:p>
          </table:table-cell>
          <table:table-cell table:number-columns-repeated="4"/>
          <table:table-cell office:value-type="string" calcext:value-type="string">
            <text:p>15/23</text:p>
          </table:table-cell>
          <table:table-cell table:number-columns-repeated="2"/>
          <table:table-cell table:style-name="ce1"/>
          <table:table-cell/>
          <table:table-cell office:value-type="string" calcext:value-type="string">
            <text:p>23/23</text:p>
          </table:table-cell>
          <table:table-cell table:number-columns-repeated="4"/>
          <table:table-cell office:value-type="string" calcext:value-type="string">
            <text:p>23/23</text:p>
          </table:table-cell>
          <table:table-cell table:number-columns-repeated="4"/>
          <table:table-cell office:value-type="string" calcext:value-type="string">
            <text:p>16/23</text:p>
          </table:table-cell>
          <table:table-cell table:formula="of:=COUNTA([.BV4:.BV26])"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average time (if found)</text:p>
          </table:table-cell>
          <table:table-cell table:formula="of:=AVERAGE([.B4:.B26])" office:value-type="float" office:value="14.9600399565217" calcext:value-type="float">
            <text:p>14,9600399565</text:p>
          </table:table-cell>
          <table:table-cell/>
          <table:table-cell table:style-name="Default"/>
          <table:table-cell table:number-columns-repeated="2"/>
          <table:table-cell table:formula="of:=AVERAGE([.G4:.G26])" office:value-type="float" office:value="0.904501652173913" calcext:value-type="float">
            <text:p>0,9045016522</text:p>
          </table:table-cell>
          <table:table-cell table:number-columns-repeated="4"/>
          <table:table-cell table:formula="of:=AVERAGE([.L4:.L8];[.L10:.L16];[.L18:.L21];[.L23:.L24];[.L26])" office:value-type="float" office:value="5.000937" calcext:value-type="float">
            <text:p>5,000937</text:p>
          </table:table-cell>
          <table:table-cell table:number-columns-repeated="3"/>
          <table:table-cell table:style-name="ce1"/>
          <table:table-cell table:formula="of:=AVERAGE([.Q4:.Q26])" office:value-type="float" office:value="1.64135056521739" calcext:value-type="float">
            <text:p>1,6413505652</text:p>
          </table:table-cell>
          <table:table-cell table:number-columns-repeated="4"/>
          <table:table-cell table:formula="of:=AVERAGE([.V4:.V26])" office:value-type="float" office:value="0.885184782608695" calcext:value-type="float">
            <text:p>0,8851847826</text:p>
          </table:table-cell>
          <table:table-cell table:number-columns-repeated="4"/>
          <table:table-cell table:formula="of:=AVERAGE([.AA4:.AA8];[.AA10:.AA16];[.AA18:.AA21];[.AA23:.AA24];[.AA26])" office:value-type="float" office:value="3.73748242105263" calcext:value-type="float">
            <text:p>3,7374824211</text:p>
          </table:table-cell>
          <table:table-cell table:number-columns-repeated="3"/>
          <table:table-cell table:style-name="ce1"/>
          <table:table-cell table:formula="of:=AVERAGE([.AF4:.AF26])" office:value-type="float" office:value="1.12184460869565" calcext:value-type="float">
            <text:p>1,1218446087</text:p>
          </table:table-cell>
          <table:table-cell table:number-columns-repeated="4"/>
          <table:table-cell table:formula="of:=AVERAGE([.AK4:.AK26])" office:value-type="float" office:value="0.869342434782609" calcext:value-type="float">
            <text:p>0,8693424348</text:p>
          </table:table-cell>
          <table:table-cell table:number-columns-repeated="4"/>
          <table:table-cell table:formula="of:=AVERAGE([.AP4:.AP6];[.AP8];[.AP10:.AP12];[.AP14:.AP16];[.AP18:.AP21];[.AP23:.AP24];[.AP26])" office:value-type="float" office:value="2.61530747058823" calcext:value-type="float">
            <text:p>2,6153074706</text:p>
          </table:table-cell>
          <table:table-cell table:number-columns-repeated="3"/>
          <table:table-cell table:style-name="ce1"/>
          <table:table-cell table:formula="of:=AVERAGE([.AU4:.AU26])" office:value-type="float" office:value="2.4109242173913" calcext:value-type="float">
            <text:p>2,4109242174</text:p>
          </table:table-cell>
          <table:table-cell table:number-columns-repeated="4"/>
          <table:table-cell table:formula="of:=AVERAGE([.AZ4:.AZ26])" office:value-type="float" office:value="1.70564973913043" calcext:value-type="float">
            <text:p>1,7056497391</text:p>
          </table:table-cell>
          <table:table-cell table:number-columns-repeated="4"/>
          <table:table-cell table:formula="of:=AVERAGE([.BE4:.BE6];[.BE8];[.BE10:.BE12];[.BE14:.BE16];[.BE18];[.BE20];[.BE23:.BE24];[.BE26])" office:value-type="float" office:value="3.88315786666667" calcext:value-type="float">
            <text:p>3,8831578667</text:p>
          </table:table-cell>
          <table:table-cell table:number-columns-repeated="3"/>
          <table:table-cell table:style-name="ce1"/>
          <table:table-cell table:formula="of:=AVERAGE([.BJ4:.BJ26])" office:value-type="float" office:value="2.1480132173913" calcext:value-type="float">
            <text:p>2,1480132174</text:p>
          </table:table-cell>
          <table:table-cell table:number-columns-repeated="4"/>
          <table:table-cell table:formula="of:=AVERAGE([.BO4:.BO26])" office:value-type="float" office:value="1.4406712173913" calcext:value-type="float">
            <text:p>1,4406712174</text:p>
          </table:table-cell>
          <table:table-cell table:number-columns-repeated="4"/>
          <table:table-cell table:formula="of:=AVERAGE([.BT4:.BT6];[.BT8];[.BT10:.BT12];[.BT14:.BT16];[.BT18];[.BT20:.BT21];[.BT23:.BT24];[.BT26])" office:value-type="float" office:value="6.3319521875" calcext:value-type="float">
            <text:p>6,3319521875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median</text:p>
          </table:table-cell>
          <table:table-cell table:formula="of:=MEDIAN([.B4:.B26])" office:value-type="float" office:value="0.072728" calcext:value-type="float">
            <text:p>0,072728</text:p>
          </table:table-cell>
          <table:table-cell/>
          <table:table-cell table:style-name="Default"/>
          <table:table-cell table:number-columns-repeated="2"/>
          <table:table-cell table:formula="of:=MEDIAN([.G4:.G26])" office:value-type="float" office:value="0.073084" calcext:value-type="float">
            <text:p>0,073084</text:p>
          </table:table-cell>
          <table:table-cell table:number-columns-repeated="4"/>
          <table:table-cell table:formula="of:=MEDIAN([.L4:.L26])" office:value-type="float" office:value="2.53722" calcext:value-type="float">
            <text:p>2,53722</text:p>
          </table:table-cell>
          <table:table-cell table:number-columns-repeated="3"/>
          <table:table-cell table:style-name="ce1"/>
          <table:table-cell table:formula="of:=MEDIAN([.Q4:.Q26])" office:value-type="float" office:value="0.056155" calcext:value-type="float">
            <text:p>0,056155</text:p>
          </table:table-cell>
          <table:table-cell table:number-columns-repeated="4"/>
          <table:table-cell table:formula="of:=MEDIAN([.V4:.V26])" office:value-type="float" office:value="0.06485" calcext:value-type="float">
            <text:p>0,06485</text:p>
          </table:table-cell>
          <table:table-cell table:number-columns-repeated="4"/>
          <table:table-cell table:formula="of:=MEDIAN([.AA4:.AA26])" office:value-type="float" office:value="0.802869" calcext:value-type="float">
            <text:p>0,802869</text:p>
          </table:table-cell>
          <table:table-cell table:number-columns-repeated="3"/>
          <table:table-cell table:style-name="ce1"/>
          <table:table-cell table:formula="of:=MEDIAN([.AF4:.AF26])" office:value-type="float" office:value="0.067102" calcext:value-type="float">
            <text:p>0,067102</text:p>
          </table:table-cell>
          <table:table-cell table:number-columns-repeated="4"/>
          <table:table-cell table:formula="of:=MEDIAN([.AK4:.AK26])" office:value-type="float" office:value="0.064836" calcext:value-type="float">
            <text:p>0,064836</text:p>
          </table:table-cell>
          <table:table-cell table:number-columns-repeated="4"/>
          <table:table-cell table:formula="of:=MEDIAN([.AP4:.AP26])" office:value-type="float" office:value="0.863197" calcext:value-type="float">
            <text:p>0,863197</text:p>
          </table:table-cell>
          <table:table-cell table:number-columns-repeated="3"/>
          <table:table-cell table:style-name="ce1"/>
          <table:table-cell table:formula="of:=MEDIAN([.AU4:.AU26])" office:value-type="float" office:value="0.1551" calcext:value-type="float">
            <text:p>0,1551</text:p>
          </table:table-cell>
          <table:table-cell table:number-columns-repeated="4"/>
          <table:table-cell table:formula="of:=MEDIAN([.AZ4:.AZ26])" office:value-type="float" office:value="0.160815" calcext:value-type="float">
            <text:p>0,160815</text:p>
          </table:table-cell>
          <table:table-cell table:number-columns-repeated="4"/>
          <table:table-cell table:formula="of:=MEDIAN([.BE4:.BE26])" office:value-type="float" office:value="1.070959" calcext:value-type="float">
            <text:p>1,070959</text:p>
          </table:table-cell>
          <table:table-cell table:number-columns-repeated="3"/>
          <table:table-cell table:style-name="ce1"/>
          <table:table-cell table:formula="of:=MEDIAN([.BJ4:.BJ26])" office:value-type="float" office:value="0.105907" calcext:value-type="float">
            <text:p>0,105907</text:p>
          </table:table-cell>
          <table:table-cell table:number-columns-repeated="4"/>
          <table:table-cell table:formula="of:=MEDIAN([.BO4:.BO26])" office:value-type="float" office:value="0.105522" calcext:value-type="float">
            <text:p>0,105522</text:p>
          </table:table-cell>
          <table:table-cell table:number-columns-repeated="4"/>
          <table:table-cell table:formula="of:=MEDIAN([.BT4:.BT26])" office:value-type="float" office:value="1.095817" calcext:value-type="float">
            <text:p>1,095817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minimum</text:p>
          </table:table-cell>
          <table:table-cell table:formula="of:=MIN([.B4:.B26])" office:value-type="float" office:value="0.000458" calcext:value-type="float">
            <text:p>0,000458</text:p>
          </table:table-cell>
          <table:table-cell/>
          <table:table-cell table:style-name="Default"/>
          <table:table-cell table:number-columns-repeated="2"/>
          <table:table-cell table:formula="of:=MIN([.G4:.G26])" office:value-type="float" office:value="0.000552" calcext:value-type="float">
            <text:p>0,000552</text:p>
          </table:table-cell>
          <table:table-cell table:number-columns-repeated="4"/>
          <table:table-cell table:formula="of:=MIN([.L4:.L26])" office:value-type="float" office:value="0.000549" calcext:value-type="float">
            <text:p>0,000549</text:p>
          </table:table-cell>
          <table:table-cell table:number-columns-repeated="3"/>
          <table:table-cell table:style-name="ce1"/>
          <table:table-cell table:formula="of:=MIN([.Q4:.Q26])" office:value-type="float" office:value="0.00046" calcext:value-type="float">
            <text:p>0,00046</text:p>
          </table:table-cell>
          <table:table-cell table:number-columns-repeated="4"/>
          <table:table-cell table:formula="of:=MIN([.V4:.V22])" office:value-type="float" office:value="0.000549" calcext:value-type="float">
            <text:p>0,000549</text:p>
          </table:table-cell>
          <table:table-cell table:number-columns-repeated="4"/>
          <table:table-cell table:formula="of:=MIN([.AA4:.AA26])" office:value-type="float" office:value="0.000552" calcext:value-type="float">
            <text:p>0,000552</text:p>
          </table:table-cell>
          <table:table-cell table:number-columns-repeated="3"/>
          <table:table-cell table:style-name="ce1"/>
          <table:table-cell table:formula="of:=MIN([.AF4:.AF26])" office:value-type="float" office:value="0.000463" calcext:value-type="float">
            <text:p>0,000463</text:p>
          </table:table-cell>
          <table:table-cell table:number-columns-repeated="4"/>
          <table:table-cell table:formula="of:=MIN([.AK4:.AK26])" office:value-type="float" office:value="0.000599" calcext:value-type="float">
            <text:p>0,000599</text:p>
          </table:table-cell>
          <table:table-cell table:number-columns-repeated="4"/>
          <table:table-cell table:formula="of:=MIN([.AP4:.AP26])" office:value-type="float" office:value="0.000556" calcext:value-type="float">
            <text:p>0,000556</text:p>
          </table:table-cell>
          <table:table-cell table:number-columns-repeated="3"/>
          <table:table-cell table:style-name="ce1"/>
          <table:table-cell table:formula="of:=MIN([.AU4:.AU26])" office:value-type="float" office:value="0.000469" calcext:value-type="float">
            <text:p>0,000469</text:p>
          </table:table-cell>
          <table:table-cell table:number-columns-repeated="4"/>
          <table:table-cell table:formula="of:=MIN([.AZ4:.AZ26])" office:value-type="float" office:value="0.000778" calcext:value-type="float">
            <text:p>0,000778</text:p>
          </table:table-cell>
          <table:table-cell table:number-columns-repeated="4"/>
          <table:table-cell table:formula="of:=MIN([.BE4:.BE26])" office:value-type="float" office:value="0.000561" calcext:value-type="float">
            <text:p>0,000561</text:p>
          </table:table-cell>
          <table:table-cell table:number-columns-repeated="3"/>
          <table:table-cell table:style-name="ce1"/>
          <table:table-cell table:formula="of:=MIN([.BJ4:.BJ26])" office:value-type="float" office:value="0.000459" calcext:value-type="float">
            <text:p>0,000459</text:p>
          </table:table-cell>
          <table:table-cell table:number-columns-repeated="4"/>
          <table:table-cell table:formula="of:=MIN([.BO4:.BO26])" office:value-type="float" office:value="0.000549" calcext:value-type="float">
            <text:p>0,000549</text:p>
          </table:table-cell>
          <table:table-cell table:number-columns-repeated="4"/>
          <table:table-cell table:formula="of:=MIN([.BT4:.BT26])" office:value-type="float" office:value="0.000552" calcext:value-type="float">
            <text:p>0,000552</text:p>
          </table:table-cell>
          <table:table-cell table:number-columns-repeated="13"/>
        </table:table-row>
        <table:table-row table:style-name="ro1">
          <table:table-cell table:style-name="ce1"/>
          <table:table-cell table:number-columns-repeated="2"/>
          <table:table-cell table:style-name="Default"/>
          <table:table-cell table:number-columns-repeated="11"/>
          <table:table-cell table:style-name="ce1"/>
          <table:table-cell table:number-columns-repeated="14"/>
          <table:table-cell table:style-name="ce1"/>
          <table:table-cell table:number-columns-repeated="14"/>
          <table:table-cell table:style-name="ce1"/>
          <table:table-cell table:number-columns-repeated="14"/>
          <table:table-cell table:style-name="ce1"/>
          <table:table-cell table:number-columns-repeated="24"/>
        </table:table-row>
        <table:table-row table:style-name="ro1">
          <table:table-cell table:style-name="ce1"/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ce1"/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8"/>
          <table:table-cell table:style-name="ce1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style-name="ce1"/>
          <table:table-cell table:number-columns-repeated="14"/>
          <table:table-cell table:style-name="ce1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table:style-name="ce1"/>
          <table:table-cell table:number-columns-repeated="2"/>
          <table:table-cell table:style-name="Default"/>
          <table:table-cell table:number-columns-repeated="11"/>
          <table:table-cell table:style-name="ce1"/>
          <table:table-cell table:number-columns-repeated="44"/>
          <table:table-cell table:style-name="ce1"/>
          <table:table-cell table:number-columns-repeated="24"/>
        </table:table-row>
        <table:table-row table:style-name="ro1" table:number-rows-repeated="7">
          <table:table-cell table:number-columns-repeated="3"/>
          <table:table-cell table:style-name="Default"/>
          <table:table-cell table:number-columns-repeated="81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table:style-name="Default" office:value-type="string" calcext:value-type="string">
            <text:p>ratio</text:p>
          </table:table-cell>
          <table:table-cell table:number-columns-repeated="81"/>
        </table:table-row>
        <table:table-row table:style-name="ro1">
          <table:table-cell office:value-type="string" calcext:value-type="string">
            <text:p>append</text:p>
          </table:table-cell>
          <table:table-cell office:value-type="float" office:value="0.02078" calcext:value-type="float">
            <text:p>0,02078</text:p>
          </table:table-cell>
          <table:table-cell office:value-type="float" office:value="0.049521" calcext:value-type="float">
            <text:p>0,049521</text:p>
          </table:table-cell>
          <table:table-cell table:style-name="ce3" table:formula="of:=[.C44]/[.B44]" office:value-type="float" office:value="2.38310875842156" calcext:value-type="float">
            <text:p>2,3831087584</text:p>
          </table:table-cell>
          <table:table-cell table:number-columns-repeated="81"/>
        </table:table-row>
        <table:table-row table:style-name="ro1">
          <table:table-cell office:value-type="string" calcext:value-type="string">
            <text:p>concat</text:p>
          </table:table-cell>
          <table:table-cell office:value-type="float" office:value="0.027036" calcext:value-type="float">
            <text:p>0,027036</text:p>
          </table:table-cell>
          <table:table-cell office:value-type="float" office:value="0.037926" calcext:value-type="float">
            <text:p>0,037926</text:p>
          </table:table-cell>
          <table:table-cell table:style-name="ce3" table:formula="of:=[.C45]/[.B45]" office:value-type="float" office:value="1.40279627163782" calcext:value-type="float">
            <text:p>1,4027962716</text:p>
          </table:table-cell>
          <table:table-cell table:number-columns-repeated="81"/>
        </table:table-row>
        <table:table-row table:style-name="ro1">
          <table:table-cell office:value-type="string" calcext:value-type="string">
            <text:p>drop</text:p>
          </table:table-cell>
          <table:table-cell office:value-type="float" office:value="0.018756" calcext:value-type="float">
            <text:p>0,018756</text:p>
          </table:table-cell>
          <table:table-cell office:value-type="float" office:value="0.018475" calcext:value-type="float">
            <text:p>0,018475</text:p>
          </table:table-cell>
          <table:table-cell table:style-name="ce3" table:formula="of:=[.C46]/[.B46]" office:value-type="float" office:value="0.985018127532523" calcext:value-type="float">
            <text:p>0,9850181275</text:p>
          </table:table-cell>
          <table:table-cell table:number-columns-repeated="81"/>
        </table:table-row>
        <table:table-row table:style-name="ro1">
          <table:table-cell office:value-type="string" calcext:value-type="string">
            <text:p>droplast</text:p>
          </table:table-cell>
          <table:table-cell office:value-type="float" office:value="0.017865" calcext:value-type="float">
            <text:p>0,017865</text:p>
          </table:table-cell>
          <table:table-cell office:value-type="float" office:value="0.056306" calcext:value-type="float">
            <text:p>0,056306</text:p>
          </table:table-cell>
          <table:table-cell table:style-name="ce3" table:formula="of:=[.C47]/[.B47]" office:value-type="float" office:value="3.15174923033865" calcext:value-type="float">
            <text:p>3,1517492303</text:p>
          </table:table-cell>
          <table:table-cell table:number-columns-repeated="81"/>
        </table:table-row>
        <table:table-row table:style-name="ro1">
          <table:table-cell office:value-type="string" calcext:value-type="string">
            <text:p>dropmax</text:p>
          </table:table-cell>
          <table:table-cell office:value-type="float" office:value="0.041823" calcext:value-type="float">
            <text:p>0,041823</text:p>
          </table:table-cell>
          <table:table-cell office:value-type="float" office:value="0.167201" calcext:value-type="float">
            <text:p>0,167201</text:p>
          </table:table-cell>
          <table:table-cell table:style-name="ce3" table:formula="of:=[.C48]/[.B48]" office:value-type="float" office:value="3.99782416373766" calcext:value-type="float">
            <text:p>3,9978241637</text:p>
          </table:table-cell>
          <table:table-cell table:number-columns-repeated="81"/>
        </table:table-row>
        <table:table-row table:style-name="ro1">
          <table:table-cell office:value-type="string" calcext:value-type="string">
            <text:p>enumFromTo</text:p>
          </table:table-cell>
          <table:table-cell office:value-type="float" office:value="6.265794" calcext:value-type="float">
            <text:p>6,265794</text:p>
          </table:table-cell>
          <table:table-cell office:value-type="float" office:value="204.043585" calcext:value-type="float">
            <text:p>204,043585</text:p>
          </table:table-cell>
          <table:table-cell table:style-name="ce3" table:formula="of:=[.C49]/[.B49]" office:value-type="float" office:value="32.5646813476472" calcext:value-type="float">
            <text:p>32,5646813476</text:p>
          </table:table-cell>
          <table:table-cell table:number-columns-repeated="81"/>
        </table:table-row>
        <table:table-row table:style-name="ro1">
          <table:table-cell office:value-type="string" calcext:value-type="string">
            <text:p>enumTo</text:p>
          </table:table-cell>
          <table:table-cell office:value-type="float" office:value="0.020214" calcext:value-type="float">
            <text:p>0,020214</text:p>
          </table:table-cell>
          <table:table-cell office:value-type="float" office:value="0.005195" calcext:value-type="float">
            <text:p>0,005195</text:p>
          </table:table-cell>
          <table:table-cell table:style-name="ce3" table:formula="of:=[.C50]/[.B50]" office:value-type="float" office:value="0.257000098941328" calcext:value-type="float">
            <text:p>0,2570000989</text:p>
          </table:table-cell>
          <table:table-cell table:number-columns-repeated="81"/>
        </table:table-row>
        <table:table-row table:style-name="ro1">
          <table:table-cell office:value-type="string" calcext:value-type="string">
            <text:p>factorial</text:p>
          </table:table-cell>
          <table:table-cell office:value-type="float" office:value="0.000914" calcext:value-type="float">
            <text:p>0,000914</text:p>
          </table:table-cell>
          <table:table-cell office:value-type="float" office:value="0.001706" calcext:value-type="float">
            <text:p>0,001706</text:p>
          </table:table-cell>
          <table:table-cell table:style-name="ce3" table:formula="of:=[.C51]/[.B51]" office:value-type="float" office:value="1.86652078774617" calcext:value-type="float">
            <text:p>1,8665207877</text:p>
          </table:table-cell>
          <table:table-cell table:number-columns-repeated="81"/>
        </table:table-row>
        <table:table-row table:style-name="ro1">
          <table:table-cell office:value-type="string" calcext:value-type="string">
            <text:p>is_even</text:p>
          </table:table-cell>
          <table:table-cell office:value-type="float" office:value="0.000458" calcext:value-type="float">
            <text:p>0,000458</text:p>
          </table:table-cell>
          <table:table-cell office:value-type="float" office:value="0.000748" calcext:value-type="float">
            <text:p>0,000748</text:p>
          </table:table-cell>
          <table:table-cell table:style-name="ce3" table:formula="of:=[.C52]/[.B52]" office:value-type="float" office:value="1.63318777292576" calcext:value-type="float">
            <text:p>1,6331877729</text:p>
          </table:table-cell>
          <table:table-cell table:number-columns-repeated="81"/>
        </table:table-row>
        <table:table-row table:style-name="ro1">
          <table:table-cell office:value-type="string" calcext:value-type="string">
            <text:p>is_nil</text:p>
          </table:table-cell>
          <table:table-cell office:value-type="float" office:value="0.001742" calcext:value-type="float">
            <text:p>0,001742</text:p>
          </table:table-cell>
          <table:table-cell office:value-type="float" office:value="0.003143" calcext:value-type="float">
            <text:p>0,003143</text:p>
          </table:table-cell>
          <table:table-cell table:style-name="ce3" table:formula="of:=[.C53]/[.B53]" office:value-type="float" office:value="1.80424799081516" calcext:value-type="float">
            <text:p>1,8042479908</text:p>
          </table:table-cell>
          <table:table-cell table:number-columns-repeated="81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0.000825" calcext:value-type="float">
            <text:p>0,000825</text:p>
          </table:table-cell>
          <table:table-cell office:value-type="float" office:value="0.00123" calcext:value-type="float">
            <text:p>0,00123</text:p>
          </table:table-cell>
          <table:table-cell table:style-name="ce3" table:formula="of:=[.C54]/[.B54]" office:value-type="float" office:value="1.49090909090909" calcext:value-type="float">
            <text:p>1,4909090909</text:p>
          </table:table-cell>
          <table:table-cell table:number-columns-repeated="81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0.33549" calcext:value-type="float">
            <text:p>0,33549</text:p>
          </table:table-cell>
          <table:table-cell office:value-type="float" office:value="4.933901" calcext:value-type="float">
            <text:p>4,933901</text:p>
          </table:table-cell>
          <table:table-cell table:style-name="ce3" table:formula="of:=[.C55]/[.B55]" office:value-type="float" office:value="14.7065516110763" calcext:value-type="float">
            <text:p>14,7065516111</text:p>
          </table:table-cell>
          <table:table-cell table:number-columns-repeated="81"/>
        </table:table-row>
        <table:table-row table:style-name="ro1">
          <table:table-cell office:value-type="string" calcext:value-type="string">
            <text:p>map_add</text:p>
          </table:table-cell>
          <table:table-cell office:value-type="float" office:value="0.027367" calcext:value-type="float">
            <text:p>0,027367</text:p>
          </table:table-cell>
          <table:table-cell office:value-type="float" office:value="0.251108" calcext:value-type="float">
            <text:p>0,251108</text:p>
          </table:table-cell>
          <table:table-cell table:style-name="ce3" table:formula="of:=[.C56]/[.B56]" office:value-type="float" office:value="9.17557642416049" calcext:value-type="float">
            <text:p>9,1755764242</text:p>
          </table:table-cell>
          <table:table-cell table:number-columns-repeated="81"/>
        </table:table-row>
        <table:table-row table:style-name="ro1">
          <table:table-cell office:value-type="string" calcext:value-type="string">
            <text:p>map_double</text:p>
          </table:table-cell>
          <table:table-cell office:value-type="float" office:value="0.70063" calcext:value-type="float">
            <text:p>0,70063</text:p>
          </table:table-cell>
          <table:table-cell office:value-type="float" office:value="13.115011" calcext:value-type="float">
            <text:p>13,115011</text:p>
          </table:table-cell>
          <table:table-cell table:style-name="ce3" table:formula="of:=[.C57]/[.B57]" office:value-type="float" office:value="18.7188830052952" calcext:value-type="float">
            <text:p>18,7188830053</text:p>
          </table:table-cell>
          <table:table-cell table:number-columns-repeated="81"/>
        </table:table-row>
        <table:table-row table:style-name="ro1">
          <table:table-cell office:value-type="string" calcext:value-type="string">
            <text:p>maximum</text:p>
          </table:table-cell>
          <table:table-cell office:value-type="float" office:value="0.052104" calcext:value-type="float">
            <text:p>0,052104</text:p>
          </table:table-cell>
          <table:table-cell office:value-type="float" office:value="0.240157" calcext:value-type="float">
            <text:p>0,240157</text:p>
          </table:table-cell>
          <table:table-cell table:style-name="ce3" table:formula="of:=[.C58]/[.B58]" office:value-type="float" office:value="4.60918547520344" calcext:value-type="float">
            <text:p>4,6091854752</text:p>
          </table:table-cell>
          <table:table-cell table:number-columns-repeated="81"/>
        </table:table-row>
        <table:table-row table:style-name="ro1">
          <table:table-cell office:value-type="string" calcext:value-type="string">
            <text:p>member</text:p>
          </table:table-cell>
          <table:table-cell office:value-type="float" office:value="1.221033" calcext:value-type="float">
            <text:p>1,221033</text:p>
          </table:table-cell>
          <table:table-cell office:value-type="float" office:value="13.073381" calcext:value-type="float">
            <text:p>13,073381</text:p>
          </table:table-cell>
          <table:table-cell table:style-name="ce3" table:formula="of:=[.C59]/[.B59]" office:value-type="float" office:value="10.7068203725862" calcext:value-type="float">
            <text:p>10,7068203726</text:p>
          </table:table-cell>
          <table:table-cell table:number-columns-repeated="81"/>
        </table:table-row>
        <table:table-row table:style-name="ro1">
          <table:table-cell office:value-type="string" calcext:value-type="string">
            <text:p>multfirst</text:p>
          </table:table-cell>
          <table:table-cell office:value-type="float" office:value="0.147395" calcext:value-type="float">
            <text:p>0,147395</text:p>
          </table:table-cell>
          <table:table-cell office:value-type="float" office:value="0.056701" calcext:value-type="float">
            <text:p>0,056701</text:p>
          </table:table-cell>
          <table:table-cell table:style-name="ce3" table:formula="of:=[.C60]/[.B60]" office:value-type="float" office:value="0.3846874045931" calcext:value-type="float">
            <text:p>0,3846874046</text:p>
          </table:table-cell>
          <table:table-cell table:number-columns-repeated="81"/>
        </table:table-row>
        <table:table-row table:style-name="ro1">
          <table:table-cell office:value-type="string" calcext:value-type="string">
            <text:p>multlast</text:p>
          </table:table-cell>
          <table:table-cell office:value-type="float" office:value="0.702932" calcext:value-type="float">
            <text:p>0,702932</text:p>
          </table:table-cell>
          <table:table-cell office:value-type="float" office:value="0.487149" calcext:value-type="float">
            <text:p>0,487149</text:p>
          </table:table-cell>
          <table:table-cell table:style-name="ce3" table:formula="of:=[.C61]/[.B61]" office:value-type="float" office:value="0.693024360820108" calcext:value-type="float">
            <text:p>0,6930243608</text:p>
          </table:table-cell>
          <table:table-cell table:number-columns-repeated="81"/>
        </table:table-row>
        <table:table-row table:style-name="ro1">
          <table:table-cell office:value-type="string" calcext:value-type="string">
            <text:p>nth</text:p>
          </table:table-cell>
          <table:table-cell office:value-type="float" office:value="0.411868" calcext:value-type="float">
            <text:p>0,411868</text:p>
          </table:table-cell>
          <table:table-cell office:value-type="float" office:value="0.106744" calcext:value-type="float">
            <text:p>0,106744</text:p>
          </table:table-cell>
          <table:table-cell table:style-name="ce3" table:formula="of:=[.C62]/[.B62]" office:value-type="float" office:value="0.259170413821904" calcext:value-type="float">
            <text:p>0,2591704138</text:p>
          </table:table-cell>
          <table:table-cell table:number-columns-repeated="81"/>
        </table:table-row>
        <table:table-row table:style-name="ro1">
          <table:table-cell office:value-type="string" calcext:value-type="string">
            <text:p>replicate</text:p>
          </table:table-cell>
          <table:table-cell office:value-type="float" office:value="0.035631" calcext:value-type="float">
            <text:p>0,035631</text:p>
          </table:table-cell>
          <table:table-cell office:value-type="float" office:value="0.066278" calcext:value-type="float">
            <text:p>0,066278</text:p>
          </table:table-cell>
          <table:table-cell table:style-name="ce3" table:formula="of:=[.C63]/[.B63]" office:value-type="float" office:value="1.86012180404704" calcext:value-type="float">
            <text:p>1,860121804</text:p>
          </table:table-cell>
          <table:table-cell table:number-columns-repeated="81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.254265" calcext:value-type="float">
            <text:p>0,254265</text:p>
          </table:table-cell>
          <table:table-cell office:value-type="float" office:value="0.985767" calcext:value-type="float">
            <text:p>0,985767</text:p>
          </table:table-cell>
          <table:table-cell table:style-name="ce3" table:formula="of:=[.C64]/[.B64]" office:value-type="float" office:value="3.87692761488998" calcext:value-type="float">
            <text:p>3,8769276149</text:p>
          </table:table-cell>
          <table:table-cell table:number-columns-repeated="81"/>
        </table:table-row>
        <table:table-row table:style-name="ro1">
          <table:table-cell office:value-type="string" calcext:value-type="string">
            <text:p>stutter</text:p>
          </table:table-cell>
          <table:table-cell office:value-type="float" office:value="2.414742" calcext:value-type="float">
            <text:p>2,414742</text:p>
          </table:table-cell>
          <table:table-cell office:value-type="float" office:value="15.230707" calcext:value-type="float">
            <text:p>15,230707</text:p>
          </table:table-cell>
          <table:table-cell table:style-name="ce3" table:formula="of:=[.C65]/[.B65]" office:value-type="float" office:value="6.30738480549889" calcext:value-type="float">
            <text:p>6,3073848055</text:p>
          </table:table-cell>
          <table:table-cell table:number-columns-repeated="81"/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0.024043" calcext:value-type="float">
            <text:p>0,024043</text:p>
          </table:table-cell>
          <table:table-cell office:value-type="float" office:value="0.246935" calcext:value-type="float">
            <text:p>0,246935</text:p>
          </table:table-cell>
          <table:table-cell table:style-name="ce3" table:formula="of:=[.C66]/[.B66]" office:value-type="float" office:value="10.2705569188537" calcext:value-type="float">
            <text:p>10,2705569189</text:p>
          </table:table-cell>
          <table:table-cell table:number-columns-repeated="81"/>
        </table:table-row>
        <table:table-row table:style-name="ro1">
          <table:table-cell table:number-columns-repeated="3"/>
          <table:table-cell table:style-name="Default"/>
          <table:table-cell table:number-columns-repeated="81"/>
        </table:table-row>
        <table:table-row table:style-name="ro1">
          <table:table-cell/>
          <table:table-cell table:formula="of:=AVERAGE([.B44:.B66])" office:value-type="float" office:value="0.554074217391305" calcext:value-type="float">
            <text:p>0,5540742174</text:p>
          </table:table-cell>
          <table:table-cell table:formula="of:=AVERAGE([.C44:.C66])" office:value-type="float" office:value="11.007777173913" calcext:value-type="float">
            <text:p>11,0077771739</text:p>
          </table:table-cell>
          <table:table-cell table:style-name="Default" table:formula="of:=AVERAGE([.D44:.D66])" office:value-type="float" office:value="5.78721451528258" calcext:value-type="float">
            <text:p>5,7872145153</text:p>
          </table:table-cell>
          <table:table-cell table:number-columns-repeated="81"/>
        </table:table-row>
        <calcext:conditional-formats>
          <calcext:conditional-format calcext:target-range-address="Sheet1.B4:Sheet1.BT26">
            <calcext:condition calcext:apply-style-name="green" calcext:value="=[.$CA4]" calcext:base-cell-address="Sheet1.B4"/>
          </calcext:conditional-format>
          <calcext:conditional-format calcext:target-range-address="Sheet1.H4:Sheet1.H26 Sheet1.M4:Sheet1.M26 Sheet1.R4:Sheet1.R26 Sheet1.W4:Sheet1.W26 Sheet1.AB4:Sheet1.AB26 Sheet1.AG4:Sheet1.AG26 Sheet1.AL4:Sheet1.AL26 Sheet1.AQ4:Sheet1.AQ26 Sheet1.AV4:Sheet1.AV26 Sheet1.BA4:Sheet1.BA26 Sheet1.BF4:Sheet1.BF26 Sheet1.BK4:Sheet1.BK26 Sheet1.BP4:Sheet1.BP26 Sheet1.BU4:Sheet1.BU26">
            <calcext:condition calcext:apply-style-name="yellow" calcext:value="!=[.$C4]" calcext:base-cell-address="Sheet1.H4"/>
          </calcext:conditional-format>
          <calcext:conditional-format calcext:target-range-address="Sheet1.D44:Sheet1.D66">
            <calcext:condition calcext:apply-style-name="red" calcext:value="&gt;10" calcext:base-cell-address="Sheet1.D44"/>
            <calcext:condition calcext:apply-style-name="yellow" calcext:value="between(2,10)" calcext:base-cell-address="Sheet1.D44"/>
            <calcext:condition calcext:apply-style-name="green" calcext:value="&lt;2" calcext:base-cell-address="Sheet1.D44"/>
          </calcext:conditional-format>
          <calcext:conditional-format calcext:target-range-address="Sheet1.CC4:Sheet1.CC26">
            <calcext:condition calcext:apply-style-name="green" calcext:value="=[.$CA4]" calcext:base-cell-address="Sheet1.CC4"/>
          </calcext:conditional-format>
        </calcext:conditional-formats>
      </table:table>
      <table:named-expressions/>
      <table:database-ranges>
        <table:database-range table:name="__Anonymous_Sheet_DB__0" table:target-range-address="Sheet1.A4:Sheet1.BY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99ff99"/>
    </style:style>
    <style:style style:name="yellow" style:family="table-cell" style:parent-style-name="Default">
      <style:table-cell-properties fo:background-color="#ffff99"/>
    </style:style>
    <style:style style:name="red" style:family="table-cell" style:parent-style-name="Default">
      <style:table-cell-properties fo:background-color="#ff99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6">00.00.0000</text:date>, <text:time style:data-style-name="N2" text:time-value="21:06:25.80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1T16:45:47.505585512</meta:creation-date>
    <meta:generator>LibreOffice/5.1.0.3$Windows_x86 LibreOffice_project/5e3e00a007d9b3b6efb6797a8b8e57b51ab1f737</meta:generator>
    <dc:date>2016-08-06T21:14:52.647000000</dc:date>
    <meta:editing-duration>PT5H32M14S</meta:editing-duration>
    <meta:editing-cycles>32</meta:editing-cycles>
    <meta:document-statistic meta:table-count="1" meta:cell-count="2077" meta:object-count="0"/>
  </office:meta>
</office:document-meta>
</file>